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Regular1" svg:font-family="'思源黑体 CN Regular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7801"/>
    </style:style>
    <style:style style:name="P2" style:family="paragraph" style:parent-style-name="Standard">
      <style:text-properties officeooo:paragraph-rsid="001c0b39"/>
    </style:style>
    <style:style style:name="P3" style:family="paragraph" style:parent-style-name="Standard">
      <style:text-properties officeooo:paragraph-rsid="001c1fd6"/>
    </style:style>
    <style:style style:name="P4" style:family="paragraph" style:parent-style-name="Standard">
      <style:text-properties officeooo:paragraph-rsid="001e5d7c"/>
    </style:style>
    <style:style style:name="P5" style:family="paragraph" style:parent-style-name="Standard">
      <style:text-properties officeooo:paragraph-rsid="00200d07"/>
    </style:style>
    <style:style style:name="P6" style:family="paragraph" style:parent-style-name="Standard">
      <style:text-properties officeooo:paragraph-rsid="0020b27c"/>
    </style:style>
    <style:style style:name="P7" style:family="paragraph" style:parent-style-name="Standard">
      <style:text-properties officeooo:paragraph-rsid="0021ef0b"/>
    </style:style>
    <style:style style:name="P8" style:family="paragraph" style:parent-style-name="Standard">
      <style:text-properties officeooo:paragraph-rsid="00221589"/>
    </style:style>
    <style:style style:name="P9" style:family="paragraph" style:parent-style-name="Standard">
      <style:text-properties officeooo:paragraph-rsid="00262296"/>
    </style:style>
    <style:style style:name="P10" style:family="paragraph" style:parent-style-name="Standard">
      <style:text-properties style:text-underline-style="none" officeooo:paragraph-rsid="0027f5dc"/>
    </style:style>
    <style:style style:name="P11" style:family="paragraph" style:parent-style-name="Standard">
      <style:text-properties style:text-underline-style="none" officeooo:paragraph-rsid="0029c3b3"/>
    </style:style>
    <style:style style:name="P12" style:family="paragraph" style:parent-style-name="Standard">
      <style:text-properties style:text-underline-style="none" fo:font-weight="normal" officeooo:rsid="0029c3b3" officeooo:paragraph-rsid="0029c3b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9c3b3" officeooo:paragraph-rsid="002b25c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05246" officeooo:paragraph-rsid="0030524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31a56" officeooo:paragraph-rsid="00331a56" style:font-weight-asian="normal" style:font-weight-complex="normal"/>
    </style:style>
    <style:style style:name="P16" style:family="paragraph" style:parent-style-name="Standard">
      <style:text-properties officeooo:paragraph-rsid="0029c3b3"/>
    </style:style>
    <style:style style:name="P17" style:family="paragraph" style:parent-style-name="Standard">
      <style:text-properties officeooo:paragraph-rsid="002b25c2"/>
    </style:style>
    <style:style style:name="P18" style:family="paragraph" style:parent-style-name="Standard">
      <style:text-properties officeooo:rsid="002e259f" officeooo:paragraph-rsid="002f46f7"/>
    </style:style>
    <style:style style:name="P19" style:family="paragraph" style:parent-style-name="Standard">
      <style:text-properties officeooo:rsid="002e259f" officeooo:paragraph-rsid="00305246"/>
    </style:style>
    <style:style style:name="P20" style:family="paragraph" style:parent-style-name="Standard">
      <style:text-properties officeooo:rsid="002e259f" officeooo:paragraph-rsid="002e259f"/>
    </style:style>
    <style:style style:name="P21" style:family="paragraph" style:parent-style-name="Standard">
      <style:text-properties officeooo:rsid="002e259f" officeooo:paragraph-rsid="003bd40b"/>
    </style:style>
    <style:style style:name="P22" style:family="paragraph" style:parent-style-name="Standard">
      <style:text-properties fo:font-weight="bold" officeooo:rsid="002e259f" officeooo:paragraph-rsid="0031ac04" style:font-weight-asian="bold" style:font-weight-complex="bold"/>
    </style:style>
    <style:style style:name="P23" style:family="paragraph" style:parent-style-name="Standard">
      <style:text-properties fo:font-weight="bold" officeooo:rsid="002e259f" officeooo:paragraph-rsid="00331a56" style:font-weight-asian="bold" style:font-weight-complex="bold"/>
    </style:style>
    <style:style style:name="P24" style:family="paragraph" style:parent-style-name="Standard">
      <style:text-properties officeooo:paragraph-rsid="0034fbda"/>
    </style:style>
    <style:style style:name="P25" style:family="paragraph" style:parent-style-name="Standard">
      <style:text-properties officeooo:paragraph-rsid="003697c2"/>
    </style:style>
    <style:style style:name="P26" style:family="paragraph" style:parent-style-name="Standard">
      <style:text-properties fo:font-weight="normal" officeooo:rsid="00221589" officeooo:paragraph-rsid="00221589" style:font-weight-asian="normal" style:font-weight-complex="normal"/>
    </style:style>
    <style:style style:name="P27" style:family="paragraph" style:parent-style-name="Standard" style:list-style-name="L1">
      <style:text-properties fo:color="#0000cc"/>
    </style:style>
    <style:style style:name="P28" style:family="paragraph" style:parent-style-name="Standard" style:list-style-name="L1">
      <style:text-properties fo:color="#0000cc" officeooo:paragraph-rsid="001b7801"/>
    </style:style>
    <style:style style:name="P29" style:family="paragraph" style:parent-style-name="Standard" style:list-style-name="L2">
      <style:text-properties fo:color="#0000cc" officeooo:paragraph-rsid="003abf41"/>
    </style:style>
    <style:style style:name="P30" style:family="paragraph" style:parent-style-name="Standard" style:list-style-name="L3">
      <style:text-properties fo:color="#0000cc" officeooo:paragraph-rsid="003abf41"/>
    </style:style>
    <style:style style:name="P31" style:family="paragraph" style:parent-style-name="Standard" style:list-style-name="L10">
      <style:text-properties fo:color="#0000cc" officeooo:rsid="003dabc6" officeooo:paragraph-rsid="0020b27c"/>
    </style:style>
    <style:style style:name="P32" style:family="paragraph" style:parent-style-name="Standard" style:list-style-name="L11">
      <style:text-properties fo:color="#0000cc" officeooo:rsid="002e259f" officeooo:paragraph-rsid="003dabc6"/>
    </style:style>
    <style:style style:name="P33" style:family="paragraph" style:parent-style-name="Standard" style:list-style-name="L38">
      <style:text-properties fo:color="#0000cc" officeooo:rsid="002e259f" officeooo:paragraph-rsid="002f46f7"/>
    </style:style>
    <style:style style:name="P34" style:family="paragraph" style:parent-style-name="Standard" style:list-style-name="L39">
      <style:text-properties fo:color="#0000cc" officeooo:rsid="002e259f" officeooo:paragraph-rsid="003abf41"/>
    </style:style>
    <style:style style:name="P35" style:family="paragraph" style:parent-style-name="Standard" style:list-style-name="L11">
      <style:text-properties fo:color="#0000cc" style:text-underline-style="none" fo:font-weight="normal" officeooo:rsid="002e259f" officeooo:paragraph-rsid="003dabc6" style:font-weight-asian="normal" style:font-weight-complex="normal"/>
    </style:style>
    <style:style style:name="P36" style:family="paragraph" style:parent-style-name="Standard" style:list-style-name="L34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37" style:family="paragraph" style:parent-style-name="Standard" style:list-style-name="L35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38" style:family="paragraph" style:parent-style-name="Standard" style:list-style-name="L36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39" style:family="paragraph" style:parent-style-name="Standard" style:list-style-name="L11">
      <style:text-properties fo:color="#0000cc" officeooo:paragraph-rsid="003dabc6"/>
    </style:style>
    <style:style style:name="P40" style:family="paragraph" style:parent-style-name="Standard" style:list-style-name="L4">
      <style:text-properties officeooo:paragraph-rsid="001c1fd6"/>
    </style:style>
    <style:style style:name="P41" style:family="paragraph" style:parent-style-name="Standard" style:list-style-name="L5">
      <style:text-properties officeooo:paragraph-rsid="001d9fa2"/>
    </style:style>
    <style:style style:name="P42" style:family="paragraph" style:parent-style-name="Standard" style:list-style-name="L5">
      <style:text-properties officeooo:paragraph-rsid="001e5d7c"/>
    </style:style>
    <style:style style:name="P43" style:family="paragraph" style:parent-style-name="Standard" style:list-style-name="L6">
      <style:text-properties officeooo:paragraph-rsid="001e5d7c"/>
    </style:style>
    <style:style style:name="P44" style:family="paragraph" style:parent-style-name="Standard" style:list-style-name="L7">
      <style:text-properties officeooo:paragraph-rsid="001e5d7c"/>
    </style:style>
    <style:style style:name="P45" style:family="paragraph" style:parent-style-name="Standard" style:list-style-name="L7">
      <style:text-properties officeooo:paragraph-rsid="00200d07"/>
    </style:style>
    <style:style style:name="P46" style:family="paragraph" style:parent-style-name="Standard" style:list-style-name="L7">
      <style:text-properties officeooo:paragraph-rsid="00373171"/>
    </style:style>
    <style:style style:name="P47" style:family="paragraph" style:parent-style-name="Standard" style:list-style-name="L8">
      <style:text-properties officeooo:paragraph-rsid="00200d07"/>
    </style:style>
    <style:style style:name="P48" style:family="paragraph" style:parent-style-name="Standard" style:list-style-name="L8">
      <style:text-properties officeooo:paragraph-rsid="00373171"/>
    </style:style>
    <style:style style:name="P49" style:family="paragraph" style:parent-style-name="Standard" style:list-style-name="L8">
      <style:text-properties officeooo:paragraph-rsid="0020b27c"/>
    </style:style>
    <style:style style:name="P50" style:family="paragraph" style:parent-style-name="Standard" style:list-style-name="L9">
      <style:text-properties officeooo:paragraph-rsid="0020b27c"/>
    </style:style>
    <style:style style:name="P51" style:family="paragraph" style:parent-style-name="Standard" style:list-style-name="L9">
      <style:text-properties officeooo:paragraph-rsid="00373171"/>
    </style:style>
    <style:style style:name="P52" style:family="paragraph" style:parent-style-name="Standard" style:list-style-name="L12">
      <style:text-properties officeooo:paragraph-rsid="0020b27c"/>
    </style:style>
    <style:style style:name="P53" style:family="paragraph" style:parent-style-name="Standard" style:list-style-name="L13">
      <style:text-properties officeooo:paragraph-rsid="0021ef0b"/>
    </style:style>
    <style:style style:name="P54" style:family="paragraph" style:parent-style-name="Standard" style:list-style-name="L14">
      <style:text-properties officeooo:paragraph-rsid="0021ef0b"/>
    </style:style>
    <style:style style:name="P55" style:family="paragraph" style:parent-style-name="Standard" style:list-style-name="L14">
      <style:text-properties officeooo:paragraph-rsid="002e259f"/>
    </style:style>
    <style:style style:name="P56" style:family="paragraph" style:parent-style-name="Standard" style:list-style-name="L15">
      <style:text-properties officeooo:paragraph-rsid="00221589"/>
    </style:style>
    <style:style style:name="P57" style:family="paragraph" style:parent-style-name="Standard" style:list-style-name="L15">
      <style:text-properties fo:font-weight="normal" officeooo:rsid="00221589" officeooo:paragraph-rsid="00221589" style:font-weight-asian="normal" style:font-weight-complex="normal"/>
    </style:style>
    <style:style style:name="P58" style:family="paragraph" style:parent-style-name="Standard" style:list-style-name="L15">
      <style:text-properties fo:font-weight="normal" officeooo:rsid="00221589" officeooo:paragraph-rsid="00373171" style:font-weight-asian="normal" style:font-weight-complex="normal"/>
    </style:style>
    <style:style style:name="P59" style:family="paragraph" style:parent-style-name="Standard" style:list-style-name="L16">
      <style:text-properties fo:font-weight="normal" officeooo:rsid="00221589" officeooo:paragraph-rsid="00262296" style:font-weight-asian="normal" style:font-weight-complex="normal"/>
    </style:style>
    <style:style style:name="P60" style:family="paragraph" style:parent-style-name="Standard" style:list-style-name="L17">
      <style:text-properties fo:font-weight="normal" officeooo:rsid="00221589" officeooo:paragraph-rsid="00262296" style:font-weight-asian="normal" style:font-weight-complex="normal"/>
    </style:style>
    <style:style style:name="P61" style:family="paragraph" style:parent-style-name="Standard" style:list-style-name="L17">
      <style:text-properties fo:font-weight="normal" officeooo:rsid="00221589" officeooo:paragraph-rsid="002c2c36" style:font-weight-asian="normal" style:font-weight-complex="normal"/>
    </style:style>
    <style:style style:name="P62" style:family="paragraph" style:parent-style-name="Standard" style:list-style-name="L16">
      <style:text-properties officeooo:paragraph-rsid="002c2c36"/>
    </style:style>
    <style:style style:name="P63" style:family="paragraph" style:parent-style-name="Standard" style:list-style-name="L17">
      <style:text-properties officeooo:paragraph-rsid="002c2c36"/>
    </style:style>
    <style:style style:name="P64" style:family="paragraph" style:parent-style-name="Standard" style:list-style-name="L18">
      <style:text-properties officeooo:rsid="002e259f" officeooo:paragraph-rsid="002f46f7"/>
    </style:style>
    <style:style style:name="P65" style:family="paragraph" style:parent-style-name="Standard" style:list-style-name="L37">
      <style:text-properties officeooo:rsid="002e259f" officeooo:paragraph-rsid="002e259f"/>
    </style:style>
    <style:style style:name="P66" style:family="paragraph" style:parent-style-name="Standard" style:list-style-name="L38">
      <style:text-properties officeooo:rsid="002e259f" officeooo:paragraph-rsid="002f46f7"/>
    </style:style>
    <style:style style:name="P67" style:family="paragraph" style:parent-style-name="Standard" style:list-style-name="L39">
      <style:text-properties officeooo:rsid="002e259f" officeooo:paragraph-rsid="002f46f7"/>
    </style:style>
    <style:style style:name="P68" style:family="paragraph" style:parent-style-name="Standard" style:list-style-name="L19">
      <style:text-properties officeooo:paragraph-rsid="001b7801"/>
    </style:style>
    <style:style style:name="P69" style:family="paragraph" style:parent-style-name="Standard" style:list-style-name="L19">
      <style:text-properties officeooo:paragraph-rsid="0027f5dc"/>
    </style:style>
    <style:style style:name="P70" style:family="paragraph" style:parent-style-name="Standard" style:list-style-name="L20">
      <style:text-properties officeooo:paragraph-rsid="0027f5dc"/>
    </style:style>
    <style:style style:name="P71" style:family="paragraph" style:parent-style-name="Standard" style:list-style-name="L20">
      <style:text-properties style:text-underline-style="none" officeooo:paragraph-rsid="0027f5dc"/>
    </style:style>
    <style:style style:name="P72" style:family="paragraph" style:parent-style-name="Standard" style:list-style-name="L21">
      <style:text-properties style:text-underline-style="none" officeooo:paragraph-rsid="0029c3b3"/>
    </style:style>
    <style:style style:name="P73" style:family="paragraph" style:parent-style-name="Standard" style:list-style-name="L22">
      <style:text-properties style:text-underline-style="none" fo:font-weight="normal" officeooo:rsid="0029c3b3" officeooo:paragraph-rsid="0029c3b3" style:font-weight-asian="normal" style:font-weight-complex="normal"/>
    </style:style>
    <style:style style:name="P74" style:family="paragraph" style:parent-style-name="Standard" style:list-style-name="L25">
      <style:text-properties style:text-underline-style="none" fo:font-weight="normal" officeooo:rsid="0029c3b3" officeooo:paragraph-rsid="002b25c2" style:font-weight-asian="normal" style:font-weight-complex="normal"/>
    </style:style>
    <style:style style:name="P75" style:family="paragraph" style:parent-style-name="Standard" style:list-style-name="L28">
      <style:text-properties style:text-underline-style="none" fo:font-weight="normal" officeooo:rsid="0029c3b3" officeooo:paragraph-rsid="002b25c2" style:font-weight-asian="normal" style:font-weight-complex="normal"/>
    </style:style>
    <style:style style:name="P76" style:family="paragraph" style:parent-style-name="Standard" style:list-style-name="L31">
      <style:text-properties style:text-underline-style="none" fo:font-weight="normal" officeooo:rsid="0029c3b3" officeooo:paragraph-rsid="002b25c2" style:font-weight-asian="normal" style:font-weight-complex="normal"/>
    </style:style>
    <style:style style:name="P77" style:family="paragraph" style:parent-style-name="Standard" style:list-style-name="L34">
      <style:text-properties style:text-underline-style="none" fo:font-weight="normal" officeooo:rsid="0029c3b3" officeooo:paragraph-rsid="002b25c2" style:font-weight-asian="normal" style:font-weight-complex="normal"/>
    </style:style>
    <style:style style:name="P78" style:family="paragraph" style:parent-style-name="Standard" style:list-style-name="L40">
      <style:text-properties style:text-underline-style="none" fo:font-weight="normal" officeooo:rsid="00305246" officeooo:paragraph-rsid="00305246" style:font-weight-asian="normal" style:font-weight-complex="normal"/>
    </style:style>
    <style:style style:name="P79" style:family="paragraph" style:parent-style-name="Standard" style:list-style-name="L40">
      <style:text-properties style:text-underline-style="none" fo:font-weight="normal" officeooo:rsid="00305246" officeooo:paragraph-rsid="0030c178" style:font-weight-asian="normal" style:font-weight-complex="normal"/>
    </style:style>
    <style:style style:name="P80" style:family="paragraph" style:parent-style-name="Standard" style:list-style-name="L43">
      <style:text-properties style:text-underline-style="none" fo:font-weight="normal" officeooo:rsid="00331a56" officeooo:paragraph-rsid="00331a56" style:font-weight-asian="normal" style:font-weight-complex="normal"/>
    </style:style>
    <style:style style:name="P81" style:family="paragraph" style:parent-style-name="Standard" style:list-style-name="L43">
      <style:text-properties style:text-underline-style="none" fo:font-weight="normal" officeooo:rsid="00331a56" officeooo:paragraph-rsid="00373171" style:font-weight-asian="normal" style:font-weight-complex="normal"/>
    </style:style>
    <style:style style:name="P82" style:family="paragraph" style:parent-style-name="Standard" style:list-style-name="L21">
      <style:text-properties officeooo:paragraph-rsid="0029c3b3"/>
    </style:style>
    <style:style style:name="P83" style:family="paragraph" style:parent-style-name="Standard" style:list-style-name="L23">
      <style:text-properties officeooo:paragraph-rsid="002b25c2"/>
    </style:style>
    <style:style style:name="P84" style:family="paragraph" style:parent-style-name="Standard" style:list-style-name="L24">
      <style:text-properties officeooo:paragraph-rsid="002b25c2"/>
    </style:style>
    <style:style style:name="P85" style:family="paragraph" style:parent-style-name="Standard" style:list-style-name="L26">
      <style:text-properties officeooo:paragraph-rsid="002b25c2"/>
    </style:style>
    <style:style style:name="P86" style:family="paragraph" style:parent-style-name="Standard" style:list-style-name="L27">
      <style:text-properties officeooo:paragraph-rsid="002b25c2"/>
    </style:style>
    <style:style style:name="P87" style:family="paragraph" style:parent-style-name="Standard" style:list-style-name="L29">
      <style:text-properties officeooo:paragraph-rsid="002b25c2"/>
    </style:style>
    <style:style style:name="P88" style:family="paragraph" style:parent-style-name="Standard" style:list-style-name="L30">
      <style:text-properties officeooo:paragraph-rsid="002b25c2"/>
    </style:style>
    <style:style style:name="P89" style:family="paragraph" style:parent-style-name="Standard" style:list-style-name="L32">
      <style:text-properties officeooo:paragraph-rsid="002b25c2"/>
    </style:style>
    <style:style style:name="P90" style:family="paragraph" style:parent-style-name="Standard" style:list-style-name="L33">
      <style:text-properties officeooo:paragraph-rsid="002b25c2"/>
    </style:style>
    <style:style style:name="P91" style:family="paragraph" style:parent-style-name="Standard" style:list-style-name="L35">
      <style:text-properties officeooo:paragraph-rsid="002b25c2"/>
    </style:style>
    <style:style style:name="P92" style:family="paragraph" style:parent-style-name="Standard" style:list-style-name="L36">
      <style:text-properties officeooo:paragraph-rsid="002b25c2"/>
    </style:style>
    <style:style style:name="P93" style:family="paragraph" style:parent-style-name="Standard" style:list-style-name="L37">
      <style:text-properties officeooo:paragraph-rsid="002b25c2"/>
    </style:style>
    <style:style style:name="P94" style:family="paragraph" style:parent-style-name="Standard" style:list-style-name="L37">
      <style:text-properties officeooo:paragraph-rsid="002e259f"/>
    </style:style>
    <style:style style:name="P95" style:family="paragraph" style:parent-style-name="Standard" style:list-style-name="L39">
      <style:text-properties officeooo:paragraph-rsid="002f46f7"/>
    </style:style>
    <style:style style:name="P96" style:family="paragraph" style:parent-style-name="Standard" style:list-style-name="L41">
      <style:text-properties officeooo:paragraph-rsid="0031ac04"/>
    </style:style>
    <style:style style:name="P97" style:family="paragraph" style:parent-style-name="Standard" style:list-style-name="L41">
      <style:text-properties fo:font-weight="bold" officeooo:rsid="002e259f" officeooo:paragraph-rsid="0031ac04" style:font-weight-asian="bold" style:font-weight-complex="bold"/>
    </style:style>
    <style:style style:name="P98" style:family="paragraph" style:parent-style-name="Standard" style:list-style-name="L42">
      <style:text-properties fo:font-weight="bold" officeooo:rsid="002e259f" officeooo:paragraph-rsid="0031ac04" style:font-weight-asian="bold" style:font-weight-complex="bold"/>
    </style:style>
    <style:style style:name="P99" style:family="paragraph" style:parent-style-name="Standard" style:list-style-name="L42">
      <style:text-properties officeooo:paragraph-rsid="0031ac04"/>
    </style:style>
    <style:style style:name="P100" style:family="paragraph" style:parent-style-name="Standard" style:list-style-name="L44">
      <style:text-properties officeooo:paragraph-rsid="0034fbda"/>
    </style:style>
    <style:style style:name="P101" style:family="paragraph" style:parent-style-name="Standard" style:list-style-name="L45">
      <style:text-properties officeooo:paragraph-rsid="0034fbda"/>
    </style:style>
    <style:style style:name="P102" style:family="paragraph" style:parent-style-name="Standard">
      <style:text-properties officeooo:paragraph-rsid="0034fbda"/>
    </style:style>
    <style:style style:name="P103" style:family="paragraph" style:parent-style-name="Standard">
      <style:text-properties officeooo:rsid="00404d46" officeooo:paragraph-rsid="00404d46"/>
    </style:style>
    <style:style style:name="P104" style:family="paragraph" style:parent-style-name="Standard">
      <style:text-properties officeooo:paragraph-rsid="00404d46"/>
    </style:style>
    <style:style style:name="P105" style:family="paragraph" style:parent-style-name="Standard">
      <style:text-properties officeooo:paragraph-rsid="00439d07"/>
    </style:style>
    <style:style style:name="P106" style:family="paragraph" style:parent-style-name="Standard">
      <style:text-properties officeooo:paragraph-rsid="004d4687"/>
    </style:style>
    <style:style style:name="P107" style:family="paragraph" style:parent-style-name="Standard">
      <style:text-properties officeooo:paragraph-rsid="00572f8a"/>
    </style:style>
    <style:style style:name="P108" style:family="paragraph" style:parent-style-name="Standard">
      <style:text-properties officeooo:paragraph-rsid="005e975a"/>
    </style:style>
    <style:style style:name="P109" style:family="paragraph" style:parent-style-name="Standard">
      <style:text-properties officeooo:paragraph-rsid="006525cd"/>
    </style:style>
    <style:style style:name="P110" style:family="paragraph" style:parent-style-name="Standard">
      <style:text-properties officeooo:paragraph-rsid="006a36be"/>
    </style:style>
    <style:style style:name="P111" style:family="paragraph" style:parent-style-name="Standard">
      <style:text-properties officeooo:paragraph-rsid="0081f4d8"/>
    </style:style>
    <style:style style:name="P112" style:family="paragraph" style:parent-style-name="Standard">
      <style:text-properties officeooo:paragraph-rsid="0085d61e"/>
    </style:style>
    <style:style style:name="P113" style:family="paragraph" style:parent-style-name="Standard">
      <style:text-properties officeooo:paragraph-rsid="008d41a8"/>
    </style:style>
    <style:style style:name="T1" style:family="text">
      <style:text-properties officeooo:rsid="001948c6"/>
    </style:style>
    <style:style style:name="T2" style:family="text">
      <style:text-properties officeooo:rsid="001b7801"/>
    </style:style>
    <style:style style:name="T3" style:family="text">
      <style:text-properties officeooo:rsid="001c0b39"/>
    </style:style>
    <style:style style:name="T4" style:family="text">
      <style:text-properties officeooo:rsid="001d9fa2"/>
    </style:style>
    <style:style style:name="T5" style:family="text">
      <style:text-properties officeooo:rsid="001e5d7c"/>
    </style:style>
    <style:style style:name="T6" style:family="text">
      <style:text-properties officeooo:rsid="00200d07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62296" style:font-weight-asian="normal" style:font-weight-complex="normal"/>
    </style:style>
    <style:style style:name="T9" style:family="text">
      <style:text-properties style:text-underline-style="none" fo:font-weight="normal" officeooo:rsid="00221589" style:font-weight-asian="normal" style:font-weight-complex="normal"/>
    </style:style>
    <style:style style:name="T10" style:family="text">
      <style:text-properties style:text-underline-style="none" fo:font-weight="normal" officeooo:rsid="0027f5dc" style:font-weight-asian="normal" style:font-weight-complex="normal"/>
    </style:style>
    <style:style style:name="T11" style:family="text">
      <style:text-properties style:text-underline-style="none" fo:font-weight="normal" officeooo:rsid="0029c3b3" style:font-weight-asian="normal" style:font-weight-complex="normal"/>
    </style:style>
    <style:style style:name="T12" style:family="text">
      <style:text-properties style:text-underline-style="none" fo:font-weight="normal" officeooo:rsid="002b25c2" style:font-weight-asian="normal" style:font-weight-complex="normal"/>
    </style:style>
    <style:style style:name="T13" style:family="text">
      <style:text-properties style:text-underline-style="none" fo:font-weight="normal" officeooo:rsid="002f46f7" style:font-weight-asian="normal" style:font-weight-complex="normal"/>
    </style:style>
    <style:style style:name="T14" style:family="text">
      <style:text-properties style:text-underline-style="none" fo:font-weight="normal" officeooo:rsid="00305246" style:font-weight-asian="normal" style:font-weight-complex="normal"/>
    </style:style>
    <style:style style:name="T15" style:family="text">
      <style:text-properties style:text-underline-style="none" fo:font-weight="normal" officeooo:rsid="0030c178" style:font-weight-asian="normal" style:font-weight-complex="normal"/>
    </style:style>
    <style:style style:name="T16" style:family="text">
      <style:text-properties style:text-underline-style="none" fo:font-weight="normal" officeooo:rsid="0031ac04" style:font-weight-asian="normal" style:font-weight-complex="normal"/>
    </style:style>
    <style:style style:name="T17" style:family="text">
      <style:text-properties style:text-underline-style="none" fo:font-weight="normal" officeooo:rsid="002e259f" style:font-weight-asian="normal" style:font-weight-complex="normal"/>
    </style:style>
    <style:style style:name="T18" style:family="text">
      <style:text-properties style:text-underline-style="none" fo:font-weight="normal" officeooo:rsid="00331a56" style:font-weight-asian="normal" style:font-weight-complex="normal"/>
    </style:style>
    <style:style style:name="T19" style:family="text">
      <style:text-properties style:text-underline-style="none" fo:font-weight="normal" officeooo:rsid="0034fbda" style:font-weight-asian="normal" style:font-weight-complex="normal"/>
    </style:style>
    <style:style style:name="T20" style:family="text">
      <style:text-properties style:text-underline-style="none" fo:font-weight="normal" officeooo:rsid="003697c2" style:font-weight-asian="normal" style:font-weight-complex="normal"/>
    </style:style>
    <style:style style:name="T21" style:family="text">
      <style:text-properties officeooo:rsid="0020b27c"/>
    </style:style>
    <style:style style:name="T22" style:family="text">
      <style:text-properties officeooo:rsid="0021ef0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1ef0b" style:font-weight-asian="normal" style:font-weight-complex="normal"/>
    </style:style>
    <style:style style:name="T25" style:family="text">
      <style:text-properties fo:font-weight="normal" officeooo:rsid="00221589" style:font-weight-asian="normal" style:font-weight-complex="normal"/>
    </style:style>
    <style:style style:name="T26" style:family="text">
      <style:text-properties fo:font-weight="normal" officeooo:rsid="001c0b39" style:font-weight-asian="normal" style:font-weight-complex="normal"/>
    </style:style>
    <style:style style:name="T27" style:family="text">
      <style:text-properties fo:font-weight="normal" officeooo:rsid="00256411" style:font-weight-asian="normal" style:font-weight-complex="normal"/>
    </style:style>
    <style:style style:name="T28" style:family="text">
      <style:text-properties fo:font-weight="normal" officeooo:rsid="00262296" style:font-weight-asian="normal" style:font-weight-complex="normal"/>
    </style:style>
    <style:style style:name="T29" style:family="text">
      <style:text-properties fo:font-weight="normal" officeooo:rsid="0027f5dc" style:font-weight-asian="normal" style:font-weight-complex="normal"/>
    </style:style>
    <style:style style:name="T30" style:family="text">
      <style:text-properties fo:font-weight="normal" officeooo:rsid="002c2c36" style:font-weight-asian="normal" style:font-weight-complex="normal"/>
    </style:style>
    <style:style style:name="T31" style:family="text">
      <style:text-properties fo:font-weight="normal" officeooo:rsid="003697c2" style:font-weight-asian="normal" style:font-weight-complex="normal"/>
    </style:style>
    <style:style style:name="T32" style:family="text">
      <style:text-properties officeooo:rsid="0027f5dc"/>
    </style:style>
    <style:style style:name="T33" style:family="text">
      <style:text-properties officeooo:rsid="0029c3b3"/>
    </style:style>
    <style:style style:name="T34" style:family="text">
      <style:text-properties officeooo:rsid="002df5c4"/>
    </style:style>
    <style:style style:name="T35" style:family="text">
      <style:text-properties officeooo:rsid="002e259f"/>
    </style:style>
    <style:style style:name="T36" style:family="text">
      <style:text-properties officeooo:rsid="003697c2"/>
    </style:style>
    <style:style style:name="T37" style:family="text">
      <style:text-properties fo:color="#0000cc"/>
    </style:style>
    <style:style style:name="T38" style:family="text">
      <style:text-properties fo:color="#0000cc" style:text-underline-style="none" fo:font-weight="normal" style:font-weight-asian="normal" style:font-weight-complex="normal"/>
    </style:style>
    <style:style style:name="T39" style:family="text">
      <style:text-properties fo:color="#0000cc" style:text-underline-style="none" fo:font-weight="normal" officeooo:rsid="002f46f7" style:font-weight-asian="normal" style:font-weight-complex="normal"/>
    </style:style>
    <style:style style:name="T40" style:family="text">
      <style:text-properties fo:color="#0000cc" style:text-underline-style="none" fo:font-weight="normal" officeooo:rsid="003dabc6" style:font-weight-asian="normal" style:font-weight-complex="normal"/>
    </style:style>
    <style:style style:name="T41" style:family="text">
      <style:text-properties fo:color="#0000cc" officeooo:rsid="003dabc6"/>
    </style:style>
    <style:style style:name="T4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e975a" style:font-size-asian="11pt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85d61e" style:font-size-asian="11pt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style:font-size-asian="11pt" style:font-style-asian="normal" style:font-weight-asian="normal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style:font-name-asian="DejaVu Sans" style:font-size-asian="11pt" style:font-style-asian="normal" style:font-weight-asian="normal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e975a" style:font-name-asian="DejaVu Sans" style:font-size-asian="11pt" style:font-style-asian="normal" style:font-weight-asian="normal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e975a" fo:background-color="#e4e4ff" loext:char-shading-value="0" style:font-size-asian="11pt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85b96" fo:background-color="#e4e4ff" loext:char-shading-value="0" style:font-name-asian="DejaVu Sans" style:font-size-asian="11pt" style:font-style-asian="normal" style:font-weight-asian="normal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1" style:family="text">
      <style:text-properties fo:color="#000000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52" style:family="text">
      <style:text-properties fo:color="#2e3436" style:text-outline="false" style:text-line-through-style="none" style:text-line-through-type="none" style:font-name="微软雅黑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text-emphasize="none"/>
    </style:style>
    <style:style style:name="T53" style:family="text">
      <style:text-properties fo:color="#2e3436" style:text-outline="false" style:text-line-through-style="none" style:text-line-through-type="none" style:font-name="微软雅黑" fo:font-size="11pt" fo:letter-spacing="normal" fo:font-style="normal" fo:text-shadow="none" style:text-underline-style="none" fo:font-weight="normal" officeooo:rsid="00262296" style:letter-kerning="false" style:font-size-asian="11pt" style:font-style-asian="normal" style:font-weight-asian="normal" style:font-weight-complex="normal" style:text-emphasize="none"/>
    </style:style>
    <style:style style:name="T54" style:family="text">
      <style:text-properties fo:color="#808080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55" style:family="text">
      <style:text-properties fo:color="#808080" style:text-underline-style="none" fo:font-weight="normal" officeooo:rsid="00572f8a" style:font-name-asian="DejaVu Sans" style:font-size-asian="11.3000001907349pt" style:font-style-asian="italic" style:font-weight-asian="normal" style:font-weight-complex="normal"/>
    </style:style>
    <style:style style:name="T56" style:family="text">
      <style:text-properties fo:color="#808080" style:text-underline-style="none" fo:font-weight="normal" officeooo:rsid="005e975a" style:font-name-asian="DejaVu Sans" style:font-size-asian="11.3000001907349pt" style:font-style-asian="italic" style:font-weight-asian="normal" style:font-weight-complex="normal"/>
    </style:style>
    <style:style style:name="T57" style:family="text">
      <style:text-properties fo:color="#808080" style:text-underline-style="none" fo:font-weight="normal" officeooo:rsid="006525cd" style:font-name-asian="DejaVu Sans" style:font-size-asian="11.3000001907349pt" style:font-style-asian="italic" style:font-weight-asian="normal" style:font-weight-complex="normal"/>
    </style:style>
    <style:style style:name="T58" style:family="text">
      <style:text-properties fo:color="#808080" style:text-underline-style="none" fo:font-weight="normal" officeooo:rsid="00785b96" style:font-name-asian="DejaVu Sans" style:font-size-asian="11.3000001907349pt" style:font-style-asian="italic" style:font-weight-asian="normal" style:font-weight-complex="normal"/>
    </style:style>
    <style:style style:name="T59" style:family="text">
      <style:text-properties fo:color="#808080" style:font-name="DejaVu Sans Mono" fo:font-size="11.3000001907349pt" fo:font-style="italic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60" style:family="text">
      <style:text-properties fo:color="#808080" style:font-name="DejaVu Sans Mono" fo:font-size="11.3000001907349pt" fo:font-style="italic" style:text-underline-style="none" fo:font-weight="normal" officeooo:rsid="00572f8a" style:font-name-asian="DejaVu Sans" style:font-size-asian="11.3000001907349pt" style:font-style-asian="italic" style:font-weight-asian="normal" style:font-weight-complex="normal"/>
    </style:style>
    <style:style style:name="T61" style:family="text">
      <style:text-properties fo:color="#808080" style:font-name="DejaVu Sans Mono" fo:font-size="11.3000001907349pt" style:text-underline-style="none" fo:font-weight="normal" officeooo:rsid="00262296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T62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style:font-name-asian="DejaVu Sans" style:font-size-asian="11.3000001907349pt" style:font-style-asian="italic" style:font-weight-asian="normal" style:font-weight-complex="normal" style:text-emphasize="none"/>
    </style:style>
    <style:style style:name="T63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4d4687" style:font-name-asian="DejaVu Sans" style:font-size-asian="11.3000001907349pt" style:font-style-asian="italic" style:font-weight-asian="normal" style:font-weight-complex="normal" style:text-emphasize="none"/>
    </style:style>
    <style:style style:name="T64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72f8a" style:font-name-asian="DejaVu Sans" style:font-size-asian="11.3000001907349pt" style:font-style-asian="italic" style:font-weight-asian="normal" style:font-weight-complex="normal" style:text-emphasize="none"/>
    </style:style>
    <style:style style:name="T65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62296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66" style:family="text">
      <style:text-properties fo:color="#80808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4d4687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67" style:family="text">
      <style:text-properties fo:color="#808080" style:text-outline="false" style:text-line-through-style="none" style:text-line-through-type="none" style:font-name="DejaVu Sans Mono" fo:font-size="11.3000001907349pt" fo:font-style="italic" fo:text-shadow="none" style:text-underline-style="none" fo:font-weight="normal" officeooo:rsid="00262296" style:font-name-asian="DejaVu Sans" style:font-size-asian="11pt" style:font-style-asian="normal" style:font-weight-asian="normal" style:font-weight-complex="normal" style:text-emphasize="none"/>
    </style:style>
    <style:style style:name="T68" style:family="text">
      <style:text-properties fo:color="#808080" style:text-outline="false" style:text-line-through-style="none" style:text-line-through-type="none" style:font-name="DejaVu Sans Mono" fo:font-size="11.3000001907349pt" fo:font-style="italic" fo:text-shadow="none" style:text-underline-style="none" fo:font-weight="normal" officeooo:rsid="00262296" style:font-name-asian="DejaVu Sans" style:font-size-asian="11.3000001907349pt" style:font-style-asian="italic" style:font-weight-asian="normal" style:font-weight-complex="normal" style:text-emphasize="none"/>
    </style:style>
    <style:style style:name="T69" style:family="text">
      <style:text-properties fo:color="#808080" style:text-outline="false" style:text-line-through-style="none" style:text-line-through-type="none" style:font-name="DejaVu Sans Mono" fo:font-size="11.3000001907349pt" fo:font-style="italic" fo:text-shadow="none" style:text-underline-style="none" fo:font-weight="normal" officeooo:rsid="006a36be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70" style:family="text">
      <style:text-properties fo:color="#80808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6a36be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71" style:family="text">
      <style:text-properties fo:color="#800000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72" style:family="text">
      <style:text-properties fo:color="#ff0000" style:text-underline-style="none" fo:font-weight="normal" officeooo:rsid="00572f8a" style:font-name-asian="DejaVu Sans" style:font-size-asian="11.3000001907349pt" style:font-style-asian="italic" style:font-weight-asian="normal" style:font-weight-complex="normal"/>
    </style:style>
    <style:style style:name="T73" style:family="text">
      <style:text-properties fo:color="#ff0000" style:text-underline-style="none" fo:font-weight="normal" officeooo:rsid="005e975a" style:font-name-asian="DejaVu Sans" style:font-size-asian="11.3000001907349pt" style:font-style-asian="italic" style:font-weight-asian="normal" style:font-weight-complex="normal"/>
    </style:style>
    <style:style style:name="T74" style:family="text">
      <style:text-properties fo:color="#ff0000" style:text-underline-style="none" fo:font-weight="normal" officeooo:rsid="006525cd" style:font-name-asian="DejaVu Sans" style:font-size-asian="11.3000001907349pt" style:font-style-asian="italic" style:font-weight-asian="normal" style:font-weight-complex="normal"/>
    </style:style>
    <style:style style:name="T75" style:family="text">
      <style:text-properties fo:color="#ff0000" style:text-underline-style="none" fo:font-weight="normal" officeooo:rsid="00262296" style:font-name-asian="DejaVu Sans" style:font-size-asian="11.3000001907349pt" style:font-style-asian="italic" style:font-weight-asian="normal" style:font-weight-complex="normal"/>
    </style:style>
    <style:style style:name="T76" style:family="text">
      <style:text-properties fo:color="#ff0000" style:text-underline-style="none" fo:font-weight="normal" officeooo:rsid="00785b96" style:font-name-asian="DejaVu Sans" style:font-size-asian="11.3000001907349pt" style:font-style-asian="italic" style:font-weight-asian="normal" style:font-weight-complex="normal"/>
    </style:style>
    <style:style style:name="T77" style:family="text">
      <style:text-properties fo:color="#ff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e975a" style:font-name-asian="DejaVu Sans" style:font-size-asian="11.3000001907349pt" style:font-style-asian="italic" style:font-weight-asian="normal" style:font-weight-complex="normal" style:text-emphasize="none"/>
    </style:style>
    <style:style style:name="T78" style:family="text">
      <style:text-properties fo:color="#ff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572f8a" style:font-name-asian="DejaVu Sans" style:font-size-asian="11.3000001907349pt" style:font-style-asian="italic" style:font-weight-asian="normal" style:font-weight-complex="normal" style:text-emphasize="none"/>
    </style:style>
    <style:style style:name="T79" style:family="text">
      <style:text-properties fo:color="#ff000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5e975a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80" style:family="text">
      <style:text-properties fo:color="#ff0000" style:text-outline="false" style:text-line-through-style="none" style:text-line-through-type="none" style:font-name="DejaVu Sans Mono" fo:font-size="11.3000001907349pt" fo:font-style="normal" fo:text-shadow="none" style:text-underline-style="none" fo:font-weight="normal" officeooo:rsid="006a36be" fo:background-color="#e4e4ff" loext:char-shading-value="0" style:font-name-asian="DejaVu Sans" style:font-size-asian="11.3000001907349pt" style:font-style-asian="italic" style:font-weight-asian="normal" style:font-weight-complex="normal" style:text-emphasize="none"/>
    </style:style>
    <style:style style:name="T81" style:family="text">
      <style:text-properties fo:color="#ff0000" style:font-name="DejaVu Sans Mono" fo:font-size="11.3000001907349pt" style:text-underline-style="none" fo:font-weight="normal" officeooo:rsid="005e975a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T82" style:family="text">
      <style:text-properties fo:color="#ff0000" style:font-name="DejaVu Sans Mono" fo:font-size="11.3000001907349pt" style:text-underline-style="none" fo:font-weight="normal" officeooo:rsid="00262296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T83" style:family="text">
      <style:text-properties fo:color="#ff0000" style:font-name="DejaVu Sans Mono" fo:font-size="11.3000001907349pt" style:text-underline-style="none" fo:font-weight="normal" officeooo:rsid="00785b96" fo:background-color="#e4e4ff" loext:char-shading-value="0" style:font-name-asian="DejaVu Sans" style:font-size-asian="11.3000001907349pt" style:font-style-asian="itali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作者:邓钧仁</text:p>
      <text:p text:style-name="Standard"/>
      <text:p text:style-name="Standard"/>
      <text:p text:style-name="Standard">模块名:组织结构</text:p>
      <text:p text:style-name="P25"><text:tab/>导航<text:span text:style-name="T36">下拉名_1:组织结构</text:span></text:p>
      <text:p text:style-name="P25"><text:tab/><text:tab/>导航<text:span text:style-name="T36">名_1:组织结构视图</text:span></text:p>
      <text:p text:style-name="Standard"><text:tab/><text:tab/><text:tab/>功能名称<text:span text:style-name="T1">1:列表 功能类型:图形</text:span></text:p>
      <text:p text:style-name="Standard"/>
      <text:p text:style-name="P25"><text:tab/>导航<text:span text:style-name="T36">下拉名_2:组织结构管理</text:span></text:p>
      <text:p text:style-name="P25"><text:tab/><text:tab/>导航<text:span text:style-name="T36">名_1:编号设计信息</text:span></text:p>
      <text:p text:style-name="Standard"><text:tab/><text:tab/><text:tab/>功能名<text:span text:style-name="T2">1:列表 功能类型:网格</text:span></text:p>
      <text:list xml:id="list5712216681797758504" text:style-name="L1">
        <text:list-item>
          <text:p text:style-name="P27">字段名称:操作对象</text:p>
        </text:list-item>
        <text:list-item>
          <text:p text:style-name="P27">字段名称:编号信息类型</text:p>
        </text:list-item>
        <text:list-item>
          <text:p text:style-name="P28">字段名称:举例名称</text:p>
        </text:list-item>
        <text:list-item>
          <text:p text:style-name="P28">字段名称:举例编号</text:p>
        </text:list-item>
        <text:list-item>
          <text:p text:style-name="P28">字段名称:编号信息生成说明</text:p>
        </text:list-item>
      </text:list>
      <text:p text:style-name="P1"><text:tab/><text:tab/><text:tab/>功能名<text:span text:style-name="T2">2:添加 功能类型:编辑</text:span></text:p>
      <text:list xml:id="list4969660233128890187" text:style-name="L2">
        <text:list-item>
          <text:p text:style-name="P29"><text:bookmark-start text:name="__DdeLink__1783_833612100"/>字段名称:操作对象 标签类型:文本框 必填</text:p>
        </text:list-item>
        <text:list-item>
          <text:p text:style-name="P29">字段名称:编号信息类型 标签类型:文本框 必填</text:p>
        </text:list-item>
        <text:list-item>
          <text:p text:style-name="P29">字段名称:举例名称 标签类型:文本框 必填</text:p>
        </text:list-item>
        <text:list-item>
          <text:p text:style-name="P29">字段名称:举例编号 标签类型:文本框 必填</text:p>
        </text:list-item>
        <text:list-item>
          <text:p text:style-name="P29">字段名称:编号信息生成说明 标签类型:文本框 必填<text:bookmark-end text:name="__DdeLink__1783_833612100"/></text:p>
        </text:list-item>
      </text:list>
      <text:p text:style-name="P2"><text:tab/><text:tab/><text:tab/>功能名<text:span text:style-name="T2">3:编辑 功能类型:编辑</text:span></text:p>
      <text:list xml:id="list2151883671112233760" text:style-name="L3">
        <text:list-item>
          <text:p text:style-name="P30">字段名称:操作对象 标签类型:文本框 必填</text:p>
        </text:list-item>
        <text:list-item>
          <text:p text:style-name="P30">字段名称:编号信息类型 标签类型:文本框 必填</text:p>
        </text:list-item>
        <text:list-item>
          <text:p text:style-name="P30">字段名称:举例名称 标签类型:文本框 必填</text:p>
        </text:list-item>
        <text:list-item>
          <text:p text:style-name="P30">字段名称:举例编号 标签类型:文本框 必填</text:p>
        </text:list-item>
        <text:list-item>
          <text:p text:style-name="P30">字段名称:编号信息生成说明 标签类型:文本框 必填</text:p>
        </text:list-item>
      </text:list>
      <text:p text:style-name="P2"><text:tab/><text:tab/><text:tab/>功能名<text:span text:style-name="T3">4:删除 <text:s/>功能类型:编辑</text:span></text:p>
      <text:p text:style-name="P2"><text:tab/><text:tab/><text:tab/><text:tab/>提示:是否确认删除该记录</text:p>
      <text:p text:style-name="P25"><text:tab/><text:tab/>导航<text:span text:style-name="T36">名_2</text:span>:体系</text:p>
      <text:p text:style-name="P2"><text:tab/><text:tab/><text:tab/>功能名<text:span text:style-name="T3">1:列表 功能类型:网格</text:span></text:p>
      <text:list xml:id="list6857087386621051491" text:style-name="L4">
        <text:list-item>
          <text:p text:style-name="P40">字段名称:体系编号</text:p>
        </text:list-item>
        <text:list-item>
          <text:p text:style-name="P40">字段名称:体系</text:p>
        </text:list-item>
        <text:list-item>
          <text:p text:style-name="P40">字段名称:描述</text:p>
        </text:list-item>
        <text:list-item>
          <text:p text:style-name="P40">字段名称:状态</text:p>
        </text:list-item>
      </text:list>
      <text:p text:style-name="P3"><text:tab/><text:tab/><text:tab/>功能名<text:span text:style-name="T4">2:添加 功能类型:编辑</text:span></text:p>
      <text:list xml:id="list3111851389715556103" text:style-name="L5">
        <text:list-item>
          <text:p text:style-name="P41">字段名称:体系编号 标签类型:文本框 必填</text:p>
        </text:list-item>
        <text:list-item>
          <text:p text:style-name="P42">字段名称:体系<text:tab/>标签类型:文本框 必填</text:p>
        </text:list-item>
        <text:list-item>
          <text:p text:style-name="P42">字段名称:描述 标签类型:文本框 非必填</text:p>
        </text:list-item>
      </text:list>
      <text:p text:style-name="P4"><text:tab/><text:tab/><text:tab/>功能名<text:span text:style-name="T5">3:编辑 功能类型:编辑</text:span></text:p>
      <text:list xml:id="list7945968508781560538" text:style-name="L6">
        <text:list-item>
          <text:p text:style-name="P43">字段名称:体系编号 标签类型:文本框 必填</text:p>
        </text:list-item>
        <text:list-item>
          <text:p text:style-name="P43">字段名称:体系<text:tab/>标签类型:文本框 必填</text:p>
        </text:list-item>
        <text:list-item>
          <text:p text:style-name="P43">字段名称:描述 标签类型:文本框 非必填</text:p>
        </text:list-item>
      </text:list>
      <text:p text:style-name="P4"><text:tab/><text:tab/><text:tab/>功能名<text:span text:style-name="T3">4:删除 <text:s/>功能类型:编辑</text:span></text:p>
      <text:p text:style-name="P4"><text:tab/><text:tab/><text:tab/><text:tab/>提示:是否确认删除该记录</text:p>
      <text:p text:style-name="P4"><text:tab/><text:tab/><text:tab/>功能名<text:span text:style-name="T5">5:冻结 功能类型:编辑</text:span></text:p>
      <text:p text:style-name="P4"><text:soft-page-break/><text:tab/><text:tab/><text:tab/>功能名<text:span text:style-name="T5">6:解冻 功能类型:编辑</text:span></text:p>
      <text:p text:style-name="P25"><text:tab/><text:tab/>导航<text:span text:style-name="T36">名_3:部门</text:span></text:p>
      <text:p text:style-name="P4"><text:tab/><text:tab/><text:tab/>功能名<text:span text:style-name="T5">1:列表 功能类型:网格</text:span></text:p>
      <text:list xml:id="list7128954925547724853" text:style-name="L7">
        <text:list-item>
          <text:p text:style-name="P44">字段名称:编号</text:p>
        </text:list-item>
        <text:list-item>
          <text:p text:style-name="P45">字段名称:体系</text:p>
        </text:list-item>
        <text:list-item>
          <text:p text:style-name="P45">字段名称:项目组/部门</text:p>
        </text:list-item>
        <text:list-item>
          <text:p text:style-name="P46">字段名称:所属地区</text:p>
        </text:list-item>
        <text:list-item>
          <text:p text:style-name="P45">字段名称:成本分类</text:p>
        </text:list-item>
        <text:list-item>
          <text:p text:style-name="P45">字段名称:描述</text:p>
        </text:list-item>
        <text:list-item>
          <text:p text:style-name="P45">字段名称:状态</text:p>
        </text:list-item>
      </text:list>
      <text:p text:style-name="P5"><text:tab/><text:tab/><text:tab/>功能名<text:span text:style-name="T6">2:添加 功能类型:编辑</text:span></text:p>
      <text:list xml:id="list186095247442330787" text:style-name="L8">
        <text:list-item>
          <text:p text:style-name="P47">字段名称:编号 标签类型:文本框 必填</text:p>
        </text:list-item>
        <text:list-item>
          <text:p text:style-name="P47">字段名称:体系 标签类型:单选下拉框 必填 关闭输入</text:p>
        </text:list-item>
        <text:list-item>
          <text:p text:style-name="P47">字段名称:项目组/部门 标签类型:文本框 必填</text:p>
        </text:list-item>
        <text:list-item>
          <text:p text:style-name="P48">字段名称:所属地区 标签类型:单选下拉框 必填</text:p>
        </text:list-item>
        <text:list-item>
          <text:p text:style-name="P49">字段名称:成本分类 标签类型:文本框 非必填</text:p>
        </text:list-item>
        <text:list-item>
          <text:p text:style-name="P47">字段名称:描述 标签类型:文本框 非必填</text:p>
        </text:list-item>
      </text:list>
      <text:p text:style-name="P6"><text:tab/><text:tab/><text:tab/>功能名<text:span text:style-name="T21">3:编辑 功能类型:编辑</text:span></text:p>
      <text:list xml:id="list9129879426404896820" text:style-name="L9">
        <text:list-item>
          <text:p text:style-name="P50">字段名称:编号 标签类型:文本框 必填</text:p>
        </text:list-item>
        <text:list-item>
          <text:p text:style-name="P50">字段名称:体系 标签类型:单选下拉框 必填</text:p>
        </text:list-item>
        <text:list-item>
          <text:p text:style-name="P50">字段名称:项目组/部门 标签类型:文本框 必填</text:p>
        </text:list-item>
        <text:list-item>
          <text:p text:style-name="P51">字段名称:所属地区 标签类型:单选下拉框 必填</text:p>
        </text:list-item>
        <text:list-item>
          <text:p text:style-name="P50">字段名称:成本分类 标签类型:文本框 非必填</text:p>
        </text:list-item>
        <text:list-item>
          <text:p text:style-name="P50">字段名称:描述 标签类型:文本框 非必填</text:p>
        </text:list-item>
      </text:list>
      <text:p text:style-name="P6"><text:tab/><text:tab/><text:tab/>功能名<text:span text:style-name="T3">4:删除 <text:s/>功能类型:编辑</text:span></text:p>
      <text:p text:style-name="P6"><text:tab/><text:tab/><text:tab/><text:tab/>提示:是否确认删除该记录</text:p>
      <text:p text:style-name="P6"><text:tab/><text:tab/><text:tab/>功能名<text:span text:style-name="T5">5:冻结 功能类型:编辑</text:span></text:p>
      <text:p text:style-name="P6"><text:tab/><text:tab/><text:tab/>功能名<text:span text:style-name="T5">6:解冻 功能类型:编辑</text:span></text:p>
      <text:p text:style-name="P6"><text:tab/><text:tab/><text:tab/><text:span text:style-name="T37">功能名</text:span><text:span text:style-name="T41">7:管理工作范围 功能类型:编辑</text:span></text:p>
      <text:list xml:id="list2964324055002226374" text:style-name="L10">
        <text:list-item>
          <text:p text:style-name="P31">字段名称:工作范围 字段类型:多选 必填</text:p>
        </text:list-item>
        <text:list-item>
          <text:p text:style-name="P31">字段名称:部门id 字段类型:隐藏 不为空</text:p>
        </text:list-item>
      </text:list>
      <text:p text:style-name="P21"><text:span text:style-name="T9"><text:tab/><text:tab/><text:tab/></text:span><text:span text:style-name="T38">功能名</text:span><text:span text:style-name="T40">8</text:span><text:span text:style-name="T39">:查看</text:span><text:span text:style-name="T40">工作范围</text:span><text:span text:style-name="T38"> 功能类型:网格</text:span></text:p>
      <text:list xml:id="list7974149261728804230" text:style-name="L11">
        <text:list-item>
          <text:p text:style-name="P35">字段名称:业务方向分类</text:p>
        </text:list-item>
        <text:list-item>
          <text:p text:style-name="P39">字段名称:业务方向科目</text:p>
        </text:list-item>
        <text:list-item>
          <text:p text:style-name="P39">字段名称:专业分类</text:p>
        </text:list-item>
        <text:list-item>
          <text:p text:style-name="P39">字段名称:工作范围</text:p>
        </text:list-item>
        <text:list-item>
          <text:p text:style-name="P32"><text:span text:style-name="T7">字段名称:工作界面</text:span><text:span text:style-name="T10">(节点)</text:span></text:p>
        </text:list-item>
      </text:list>
      <text:p text:style-name="P25"><text:tab/><text:tab/>导航<text:span text:style-name="T36">名_4:岗位层级</text:span></text:p>
      <text:p text:style-name="P6"><text:tab/><text:tab/><text:tab/>功能名<text:span text:style-name="T21">1:列表 功能类型:网格</text:span></text:p>
      <text:list xml:id="list7059035198325078284" text:style-name="L12">
        <text:list-item>
          <text:p text:style-name="P52">字段名称:编号</text:p>
        </text:list-item>
        <text:list-item>
          <text:p text:style-name="P52">字段名称:层级</text:p>
        </text:list-item>
        <text:list-item>
          <text:p text:style-name="P52">字段名称:描述</text:p>
        </text:list-item>
      </text:list>
      <text:p text:style-name="P6"><text:tab/><text:tab/><text:tab/>功能名<text:span text:style-name="T22">2:添加 功能类型:编辑</text:span></text:p>
      <text:list xml:id="list4957190312387627134" text:style-name="L13">
        <text:list-item>
          <text:p text:style-name="P53">字段名称:编号 标签类型:文本框 必填</text:p>
        </text:list-item>
        <text:list-item>
          <text:p text:style-name="P53">字段名称:层级 标签类型:文本框 必填</text:p>
        </text:list-item>
        <text:list-item>
          <text:p text:style-name="P53">字段名称:上层 标签类型:下拉框 非必填 关闭输入</text:p>
        </text:list-item>
        <text:list-item>
          <text:p text:style-name="P53"><text:soft-page-break/>字段名称:描述 <text:span text:style-name="T23">标签类型:文本框 </text:span><text:span text:style-name="T24">非</text:span><text:span text:style-name="T23">必填</text:span></text:p>
        </text:list-item>
      </text:list>
      <text:p text:style-name="P7"><text:tab/><text:tab/><text:tab/>功能名<text:span text:style-name="T22">3:编辑 功能类型:编辑</text:span></text:p>
      <text:list xml:id="list5648477122117129204" text:style-name="L14">
        <text:list-item>
          <text:p text:style-name="P54">字段名称:编号 标签类型:文本框 必填</text:p>
        </text:list-item>
        <text:list-item>
          <text:p text:style-name="P54">字段名称:层级 标签类型:文本框 必填</text:p>
        </text:list-item>
        <text:list-item>
          <text:p text:style-name="P55">字段名称:上层 标签类型:下拉框 非必填 关闭输入</text:p>
        </text:list-item>
        <text:list-item>
          <text:p text:style-name="P54"><text:span text:style-name="T23">字段名称:描述 标签类型:文本框 </text:span><text:span text:style-name="T24">非</text:span><text:span text:style-name="T23">必填</text:span></text:p>
        </text:list-item>
      </text:list>
      <text:p text:style-name="P8"><text:span text:style-name="T23"><text:tab/><text:tab/><text:tab/>功能名</text:span><text:span text:style-name="T26">4:删除 <text:s/>功能类型:编辑</text:span></text:p>
      <text:p text:style-name="P26"><text:tab/><text:tab/><text:tab/><text:tab/>提示:是否确认删除该记录</text:p>
      <text:p text:style-name="P25"><text:span text:style-name="T25"><text:tab/><text:tab/>导航</text:span><text:span text:style-name="T31">名_</text:span><text:span text:style-name="T25">5 :岗位</text:span></text:p>
      <text:p text:style-name="P26"><text:tab/><text:tab/><text:tab/>功能名1:列表 功能类型:网格</text:p>
      <text:list xml:id="list467695275957063725" text:style-name="L15">
        <text:list-item>
          <text:p text:style-name="P57">字段名称:编号</text:p>
        </text:list-item>
        <text:list-item>
          <text:p text:style-name="P57">字段名称:体系</text:p>
        </text:list-item>
        <text:list-item>
          <text:p text:style-name="P58">字段名称:所属地区</text:p>
        </text:list-item>
        <text:list-item>
          <text:p text:style-name="P56"><text:span text:style-name="T25">字段名称:项目组/</text:span><text:span text:style-name="T28">部门</text:span></text:p>
        </text:list-item>
        <text:list-item>
          <text:p text:style-name="P57">字段名称:层级</text:p>
        </text:list-item>
        <text:list-item>
          <text:p text:style-name="P57">字段名称:资源池</text:p>
        </text:list-item>
        <text:list-item>
          <text:p text:style-name="P57">字段名称:模块</text:p>
        </text:list-item>
        <text:list-item>
          <text:p text:style-name="P57">字段名称:岗位名称</text:p>
        </text:list-item>
        <text:list-item>
          <text:p text:style-name="P57">字段名称:人员编制数</text:p>
        </text:list-item>
        <text:list-item>
          <text:p text:style-name="P57">字段名称:当前人数</text:p>
        </text:list-item>
      </text:list>
      <text:p text:style-name="P8"><text:span text:style-name="T25"><text:tab/><text:tab/><text:tab/>功能名称</text:span><text:span text:style-name="T27">2:添加 功能类型:编辑</text:span></text:p>
      <text:list xml:id="list3410807919897830036" text:style-name="L16">
        <text:list-item>
          <text:p text:style-name="P59">字段名称:体系 标签类型:单选下拉框 必填 关闭输入</text:p>
        </text:list-item>
        <text:list-item>
          <text:p text:style-name="P59">字段名称:项目组/部门 标签类型:单选下拉框 必填 关闭输入</text:p>
        </text:list-item>
        <text:list-item>
          <text:p text:style-name="P59">字段名称:层级 标签类型:单选下拉框 必填 关闭输入</text:p>
        </text:list-item>
        <text:list-item>
          <text:p text:style-name="P59">字段名称:资源池 标签类型:文本框 必填</text:p>
        </text:list-item>
        <text:list-item>
          <text:p text:style-name="P59">字段名称:模块 标签类型:文本框 必填</text:p>
        </text:list-item>
        <text:list-item>
          <text:p text:style-name="P59">字段名称:岗位名称 标签类型:文本框 必填</text:p>
        </text:list-item>
        <text:list-item>
          <text:p text:style-name="P62"><text:span text:style-name="T25">字段名称:</text:span><text:span text:style-name="T30">上级岗位</text:span><text:span text:style-name="T25"> 标签类型:单选下拉框 非必填</text:span></text:p>
        </text:list-item>
      </text:list>
      <text:p text:style-name="P9"><text:span text:style-name="T25"><text:tab/><text:tab/><text:tab/>功能名称</text:span><text:span text:style-name="T29">3</text:span><text:span text:style-name="T27">:编辑 功能类型:编辑</text:span></text:p>
      <text:list xml:id="list8035085743477345697" text:style-name="L17">
        <text:list-item>
          <text:p text:style-name="P60">字段名称:体系 标签类型:单选下拉框 必填 关闭输入</text:p>
        </text:list-item>
        <text:list-item>
          <text:p text:style-name="P60">字段名称:项目组/部门 标签类型:单选下拉框 必填 关闭输入</text:p>
        </text:list-item>
        <text:list-item>
          <text:p text:style-name="P60">字段名称:层级 标签类型:单选下拉框 必填 关闭输入</text:p>
        </text:list-item>
        <text:list-item>
          <text:p text:style-name="P60">字段名称:资源池 标签类型:文本框 必填</text:p>
        </text:list-item>
        <text:list-item>
          <text:p text:style-name="P60">字段名称:模块 标签类型:文本框 必填</text:p>
        </text:list-item>
        <text:list-item>
          <text:p text:style-name="P61">字段名称:岗位名称 标签类型:文本框 必填</text:p>
        </text:list-item>
        <text:list-item>
          <text:p text:style-name="P63"><text:span text:style-name="T25">字段名称:</text:span><text:span text:style-name="T30">上级岗位</text:span><text:span text:style-name="T25"> 标签类型:单选下拉框 非必填</text:span></text:p>
        </text:list-item>
      </text:list>
      <text:p text:style-name="P9"><text:span text:style-name="T25"><text:tab/><text:tab/><text:tab/>功能名称</text:span><text:span text:style-name="T29">4</text:span><text:span text:style-name="T28">:删除 功能类型:编辑</text:span></text:p>
      <text:p text:style-name="P9"><text:span text:style-name="T28"><text:tab/><text:tab/><text:tab/><text:tab/></text:span><text:span text:style-name="T25">提示:是否确认删除该记录</text:span></text:p>
      <text:p text:style-name="P9"><text:span text:style-name="T25"><text:tab/><text:tab/><text:tab/>功能名称</text:span><text:span text:style-name="T29">5</text:span><text:span text:style-name="T28">:冻结 功能类型:编辑</text:span></text:p>
      <text:p text:style-name="P9"><text:span text:style-name="T28"><text:tab/><text:tab/><text:tab/></text:span><text:span text:style-name="T25">功能名称</text:span><text:span text:style-name="T29">6</text:span><text:span text:style-name="T28">:解冻 功能类型:编辑</text:span></text:p>
      <text:p text:style-name="P18"><text:span text:style-name="T7"><text:tab/><text:tab/><text:tab/>功能名</text:span><text:span text:style-name="T13">7:添加说明</text:span><text:span text:style-name="T7"> 功能类型:编辑</text:span></text:p>
      <text:list xml:id="list2927189571749974511" text:style-name="L18">
        <text:list-item>
          <text:p text:style-name="P64">字段名称:角度 <text:span text:style-name="T10"><text:s/></text:span><text:span text:style-name="T9">标签类型:单选下拉框 必填</text:span></text:p>
        </text:list-item>
        <text:list-item>
          <text:p text:style-name="P64">字段名称:维度 <text:span text:style-name="T10"><text:s/></text:span><text:span text:style-name="T9">标签类型:单选下拉框 必填</text:span></text:p>
        </text:list-item>
        <text:list-item>
          <text:p text:style-name="P64">字段名称:分类 <text:span text:style-name="T10"><text:s/></text:span><text:span text:style-name="T9">标签类型:单选下拉框 必填</text:span></text:p>
        </text:list-item>
        <text:list-item>
          <text:p text:style-name="P64">字段名称:体现类别 <text:span text:style-name="T10"><text:s/></text:span><text:span text:style-name="T9">标签类型:多选下拉框 必填</text:span></text:p>
        </text:list-item>
        <text:list-item>
          <text:p text:style-name="P64">字段名称:操作类型 <text:span text:style-name="T10"><text:s/></text:span><text:span text:style-name="T9">标签类型:多选下拉框 必填</text:span></text:p>
        </text:list-item>
        <text:list-item>
          <text:p text:style-name="P64"><text:soft-page-break/>字段名称:工作描述 <text:span text:style-name="T10"><text:s/></text:span><text:span text:style-name="T9">标签类型:文本框 必填</text:span></text:p>
        </text:list-item>
        <text:list-item>
          <text:p text:style-name="P64">字段名称:对应功能 <text:span text:style-name="T10"><text:s/></text:span><text:span text:style-name="T9">标签类型:多选下拉框 必填</text:span></text:p>
        </text:list-item>
        <text:list-item>
          <text:p text:style-name="P64">字段名称:工作时间/频率 <text:span text:style-name="T10"><text:s/></text:span><text:span text:style-name="T9">标签类型:文本框 必填</text:span></text:p>
        </text:list-item>
        <text:list-item>
          <text:p text:style-name="P64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64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64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18"><text:span text:style-name="T9"><text:tab/><text:tab/><text:tab/></text:span><text:span text:style-name="T7">功能名</text:span><text:span text:style-name="T13">7:查看说明</text:span><text:span text:style-name="T7"> 功能类型:和现系统差不多即可</text:span></text:p>
      <text:p text:style-name="P25"><text:tab/><text:tab/>导航<text:span text:style-name="T36">名_6</text:span>:项目部门工作范围 </text:p>
      <text:p text:style-name="P1"><text:tab/><text:tab/><text:tab/>功能名称<text:span text:style-name="T32">1:列表 功能类型:网格</text:span></text:p>
      <text:list xml:id="list7469649491362180179" text:style-name="L19">
        <text:list-item>
          <text:p text:style-name="P68"><text:bookmark-start text:name="__DdeLink__1793_833612100"/>字段名称:方向</text:p>
        </text:list-item>
        <text:list-item>
          <text:p text:style-name="P68">字段名称:科目</text:p>
        </text:list-item>
        <text:list-item>
          <text:p text:style-name="P69">字段名称:专业分类</text:p>
        </text:list-item>
        <text:list-item>
          <text:p text:style-name="P69">字段名称:工作范围</text:p>
        </text:list-item>
        <text:list-item>
          <text:p text:style-name="P69">字段名称:工作界面<text:span text:style-name="T32">(节点)</text:span><text:bookmark-end text:name="__DdeLink__1793_833612100"/></text:p>
        </text:list-item>
      </text:list>
      <text:p text:style-name="P10"><text:tab/><text:tab/><text:tab/>功能名称<text:span text:style-name="T32">2:添加 功能类型:编辑</text:span></text:p>
      <text:list xml:id="list4478291797890361737" text:style-name="L20">
        <text:list-item>
          <text:p text:style-name="P70">字段名称:方向 <text:span text:style-name="T25"><text:s/>标签类型:单选下拉框 必填 </text:span></text:p>
        </text:list-item>
        <text:list-item>
          <text:p text:style-name="P70">字段名称:科目<text:span text:style-name="T25"> 标签类型:单选下拉框 必填 </text:span></text:p>
        </text:list-item>
        <text:list-item>
          <text:p text:style-name="P70">字段名称:专业分类<text:span text:style-name="T25"> 标签类型:单选下拉框 必填 </text:span></text:p>
        </text:list-item>
        <text:list-item>
          <text:p text:style-name="P70">字段名称:工作范围 <text:span text:style-name="T25">标签类型:文本框 必填</text:span></text:p>
        </text:list-item>
        <text:list-item>
          <text:p text:style-name="P71">字段名称:工作界面<text:span text:style-name="T32">(节点) </text:span><text:span text:style-name="T25">标签类型:文本框 非必填</text:span></text:p>
        </text:list-item>
      </text:list>
      <text:p text:style-name="P11"><text:tab/><text:tab/><text:tab/>功能名称<text:span text:style-name="T33">3:编辑 功能类型:编辑</text:span></text:p>
      <text:list xml:id="list6396220065740475680" text:style-name="L21">
        <text:list-item>
          <text:p text:style-name="P82">字段名称:方向 <text:span text:style-name="T25"><text:s/>标签类型:单选下拉框 必填 </text:span></text:p>
        </text:list-item>
        <text:list-item>
          <text:p text:style-name="P82">字段名称:科目<text:span text:style-name="T25"> 标签类型:单选下拉框 必填 </text:span></text:p>
        </text:list-item>
        <text:list-item>
          <text:p text:style-name="P82">字段名称:专业分类<text:span text:style-name="T25"> 标签类型:单选下拉框 必填 </text:span></text:p>
        </text:list-item>
        <text:list-item>
          <text:p text:style-name="P82">字段名称:工作范围 <text:span text:style-name="T25">标签类型:文本框 必填</text:span></text:p>
        </text:list-item>
        <text:list-item>
          <text:p text:style-name="P72"><text:span text:style-name="T25">字段名称:工作界面</text:span><text:span text:style-name="T29">(节点) </text:span><text:span text:style-name="T25">标签类型:文本框 非必填</text:span></text:p>
        </text:list-item>
      </text:list>
      <text:p text:style-name="P11"><text:span text:style-name="T25"><text:tab/><text:tab/><text:tab/>功能名称</text:span><text:span text:style-name="T29">4</text:span><text:span text:style-name="T28">:删除 功能类型:编辑</text:span></text:p>
      <text:p text:style-name="P16"><text:span text:style-name="T28"><text:tab/><text:tab/><text:tab/><text:tab/></text:span><text:span text:style-name="T25">提示:是否确认删除该记录</text:span></text:p>
      <text:p text:style-name="P16"><text:span text:style-name="T25"><text:tab/><text:tab/><text:tab/>功能名称</text:span><text:span text:style-name="T29">5</text:span><text:span text:style-name="T28">:关闭 功能类型:编辑</text:span></text:p>
      <text:p text:style-name="P16"><text:span text:style-name="T8"><text:tab/><text:tab/><text:tab/></text:span><text:span text:style-name="T9">功能名称</text:span><text:span text:style-name="T10">6</text:span><text:span text:style-name="T8">:重启 功能类型:编辑</text:span></text:p>
      <text:p text:style-name="P25"><text:span text:style-name="T8"><text:tab/><text:tab/>导航</text:span><text:span text:style-name="T20">名_</text:span><text:span text:style-name="T11">7:操作类型</text:span></text:p>
      <text:p text:style-name="P12"><text:tab/><text:tab/><text:tab/>功能名1:列表 功能类型:网格</text:p>
      <text:list xml:id="list4958397010273677769" text:style-name="L22">
        <text:list-item>
          <text:p text:style-name="P73">字段名称:名称</text:p>
        </text:list-item>
        <text:list-item>
          <text:p text:style-name="P73">字段名称:描述</text:p>
        </text:list-item>
        <text:list-item>
          <text:p text:style-name="P73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6726781358110496072" text:style-name="L23">
        <text:list-item>
          <text:p text:style-name="P83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3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826007984947169781" text:style-name="L24">
        <text:list-item>
          <text:p text:style-name="P84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4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8"><text:tab/><text:tab/><text:tab/><text:tab/></text:span><text:span text:style-name="T25">提示:是否确认删除该记录</text:span></text:p>
      <text:p text:style-name="P17"><text:span text:style-name="T25"><text:tab/><text:tab/><text:tab/>功能名称</text:span><text:span text:style-name="T29">5</text:span><text:span text:style-name="T28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<text:span text:style-name="T8">导航</text:span><text:span text:style-name="T20">名_</text:span><text:span text:style-name="T12">8</text:span><text:span text:style-name="T11">:角度</text:span></text:p>
      <text:p text:style-name="P13"><text:soft-page-break/><text:tab/><text:tab/><text:tab/>功能名1:列表 功能类型:网格</text:p>
      <text:list xml:id="list209754128488251467" text:style-name="L25">
        <text:list-item>
          <text:p text:style-name="P74">字段名称:名称</text:p>
        </text:list-item>
        <text:list-item>
          <text:p text:style-name="P74">字段名称:描述</text:p>
        </text:list-item>
        <text:list-item>
          <text:p text:style-name="P74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7125929279785080452" text:style-name="L26">
        <text:list-item>
          <text:p text:style-name="P85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5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4450764776650606003" text:style-name="L27">
        <text:list-item>
          <text:p text:style-name="P86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6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8"><text:tab/><text:tab/><text:tab/><text:tab/></text:span><text:span text:style-name="T25">提示:是否确认删除该记录</text:span></text:p>
      <text:p text:style-name="P17"><text:span text:style-name="T25"><text:tab/><text:tab/><text:tab/>功能名称</text:span><text:span text:style-name="T29">5</text:span><text:span text:style-name="T28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<text:span text:style-name="T8">导航</text:span><text:span text:style-name="T20">名_</text:span><text:span text:style-name="T12">9</text:span><text:span text:style-name="T11">:维度</text:span></text:p>
      <text:p text:style-name="P13"><text:tab/><text:tab/><text:tab/>功能名1:列表 功能类型:网格</text:p>
      <text:list xml:id="list1772200719921674183" text:style-name="L28">
        <text:list-item>
          <text:p text:style-name="P75">字段名称:名称</text:p>
        </text:list-item>
        <text:list-item>
          <text:p text:style-name="P75">字段名称:描述</text:p>
        </text:list-item>
        <text:list-item>
          <text:p text:style-name="P75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6340306501309334217" text:style-name="L29">
        <text:list-item>
          <text:p text:style-name="P87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7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1836529861761125854" text:style-name="L30">
        <text:list-item>
          <text:p text:style-name="P88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8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8"><text:tab/><text:tab/><text:tab/><text:tab/></text:span><text:span text:style-name="T25">提示:是否确认删除该记录</text:span></text:p>
      <text:p text:style-name="P17"><text:span text:style-name="T25"><text:tab/><text:tab/><text:tab/>功能名称</text:span><text:span text:style-name="T29">5</text:span><text:span text:style-name="T28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<text:span text:style-name="T8">导航</text:span><text:span text:style-name="T20">名_</text:span><text:span text:style-name="T12">10</text:span><text:span text:style-name="T11">:分类</text:span></text:p>
      <text:p text:style-name="P13"><text:tab/><text:tab/><text:tab/>功能名1:列表 功能类型:网格</text:p>
      <text:list xml:id="list5901626665044531883" text:style-name="L31">
        <text:list-item>
          <text:p text:style-name="P76">字段名称:名称</text:p>
        </text:list-item>
        <text:list-item>
          <text:p text:style-name="P76">字段名称:描述</text:p>
        </text:list-item>
        <text:list-item>
          <text:p text:style-name="P76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2542727763224016866" text:style-name="L32">
        <text:list-item>
          <text:p text:style-name="P89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89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3086682875283985281" text:style-name="L33">
        <text:list-item>
          <text:p text:style-name="P90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90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8"><text:tab/><text:tab/><text:tab/><text:tab/></text:span><text:span text:style-name="T25">提示:是否确认删除该记录</text:span></text:p>
      <text:p text:style-name="P17"><text:span text:style-name="T25"><text:tab/><text:tab/><text:tab/>功能名称</text:span><text:span text:style-name="T29">5</text:span><text:span text:style-name="T28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<text:span text:style-name="T8">导航</text:span><text:span text:style-name="T20">名_</text:span><text:span text:style-name="T12">11</text:span><text:span text:style-name="T11">:体现类别</text:span></text:p>
      <text:p text:style-name="P13"><text:tab/><text:tab/><text:tab/>功能名1:列表 功能类型:网格</text:p>
      <text:list xml:id="list3801076102466238000" text:style-name="L34">
        <text:list-item>
          <text:p text:style-name="P36"><text:soft-page-break/>字段名称:分类</text:p>
        </text:list-item>
        <text:list-item>
          <text:p text:style-name="P77">字段名称:名称</text:p>
        </text:list-item>
        <text:list-item>
          <text:p text:style-name="P77">字段名称:描述</text:p>
        </text:list-item>
        <text:list-item>
          <text:p text:style-name="P77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163110576362075133" text:style-name="L35">
        <text:list-item>
          <text:p text:style-name="P37">字段名称:分类 字段类型:单选框 必填</text:p>
        </text:list-item>
        <text:list-item>
          <text:p text:style-name="P91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91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7946199686255742473" text:style-name="L36">
        <text:list-item>
          <text:p text:style-name="P38">字段名称:分类 字段类型:单选框 必填</text:p>
        </text:list-item>
        <text:list-item>
          <text:p text:style-name="P92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92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8"><text:tab/><text:tab/><text:tab/><text:tab/></text:span><text:span text:style-name="T25">提示:是否确认删除该记录</text:span></text:p>
      <text:p text:style-name="P17"><text:span text:style-name="T25"><text:tab/><text:tab/><text:tab/>功能名称</text:span><text:span text:style-name="T29">5</text:span><text:span text:style-name="T28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5"><text:tab/><text:tab/>导航<text:span text:style-name="T36">名_12:岗位说明</text:span></text:p>
      <text:p text:style-name="P17"><text:tab/><text:tab/><text:tab/>功能名<text:span text:style-name="T34">1:列表 功能类型:网格</text:span></text:p>
      <text:list xml:id="list5108276841824952812" text:style-name="L37">
        <text:list-item>
          <text:p text:style-name="P93">字段名称:编号</text:p>
        </text:list-item>
        <text:list-item>
          <text:p text:style-name="P94">字段名称:岗位编号</text:p>
        </text:list-item>
        <text:list-item>
          <text:p text:style-name="P65">字段名称:岗位名称</text:p>
        </text:list-item>
        <text:list-item>
          <text:p text:style-name="P65">字段名称:岗位层级</text:p>
        </text:list-item>
        <text:list-item>
          <text:p text:style-name="P65">字段名称:所属体系</text:p>
        </text:list-item>
        <text:list-item>
          <text:p text:style-name="P65">字段名称:所属部门</text:p>
        </text:list-item>
        <text:list-item>
          <text:p text:style-name="P65">字段名称:所属人员池</text:p>
        </text:list-item>
        <text:list-item>
          <text:p text:style-name="P65">字段名称:编制</text:p>
        </text:list-item>
        <text:list-item>
          <text:p text:style-name="P65">字段名称:直接上级</text:p>
        </text:list-item>
        <text:list-item>
          <text:p text:style-name="P65">字段名称:角度</text:p>
        </text:list-item>
        <text:list-item>
          <text:p text:style-name="P65">字段名称:维度</text:p>
        </text:list-item>
        <text:list-item>
          <text:p text:style-name="P65">字段名称:分类</text:p>
        </text:list-item>
        <text:list-item>
          <text:p text:style-name="P65">字段名称:体现类别</text:p>
        </text:list-item>
        <text:list-item>
          <text:p text:style-name="P65">字段名称:操作类型</text:p>
        </text:list-item>
        <text:list-item>
          <text:p text:style-name="P65">字段名称:工作描述</text:p>
        </text:list-item>
        <text:list-item>
          <text:p text:style-name="P65">字段名称:对应功能</text:p>
        </text:list-item>
        <text:list-item>
          <text:p text:style-name="P65">字段名称:工作时间/频率</text:p>
        </text:list-item>
        <text:list-item>
          <text:p text:style-name="P65">字段名称:工作时间节点</text:p>
        </text:list-item>
        <text:list-item>
          <text:p text:style-name="P65">字段名称:输出结果</text:p>
        </text:list-item>
      </text:list>
      <text:p text:style-name="P20"><text:tab/><text:tab/><text:tab/>功能名2:添加 功能类型:编辑</text:p>
      <text:list xml:id="list3117361149413361577" text:style-name="L38">
        <text:list-item>
          <text:p text:style-name="P66">字段名称:所属部门 <text:span text:style-name="T25"><text:s/>标签类型:单选下拉框 必填 </text:span></text:p>
        </text:list-item>
        <text:list-item>
          <text:p text:style-name="P66">字段名称:所属体系 <text:span text:style-name="T25"><text:s/>标签类型:单选下拉框 必填 </text:span></text:p>
        </text:list-item>
        <text:list-item>
          <text:p text:style-name="P66">字段名称:岗位<text:span text:style-name="T9"> <text:s/>标签类型:单选下拉框 必填 </text:span></text:p>
        </text:list-item>
        <text:list-item>
          <text:p text:style-name="P66">字段名称:角度 <text:span text:style-name="T10"><text:s/></text:span><text:span text:style-name="T9">标签类型:单选下拉框 必填</text:span></text:p>
        </text:list-item>
        <text:list-item>
          <text:p text:style-name="P66">字段名称:维度 <text:span text:style-name="T10"><text:s/></text:span><text:span text:style-name="T9">标签类型:单选下拉框 必填</text:span></text:p>
        </text:list-item>
        <text:list-item>
          <text:p text:style-name="P33"><text:bookmark-start text:name="__DdeLink__1788_833612100"/>字段名称:体现类别 <text:span text:style-name="T10"><text:s/></text:span><text:span text:style-name="T9">标签类型:单选下拉框 必填</text:span><text:bookmark-end text:name="__DdeLink__1788_833612100"/></text:p>
        </text:list-item>
        <text:list-item>
          <text:p text:style-name="P66">字段名称:操作类型 <text:span text:style-name="T10"><text:s/></text:span><text:span text:style-name="T9">标签类型:多选下拉框 必填</text:span></text:p>
        </text:list-item>
        <text:list-item>
          <text:p text:style-name="P66">字段名称:工作描述 <text:span text:style-name="T10"><text:s/></text:span><text:span text:style-name="T9">标签类型:文本框 必填</text:span></text:p>
        </text:list-item>
        <text:list-item>
          <text:p text:style-name="P66"><text:soft-page-break/>字段名称:对应功能 <text:span text:style-name="T10"><text:s/></text:span><text:span text:style-name="T9">标签类型:多选下拉框 必填</text:span></text:p>
        </text:list-item>
        <text:list-item>
          <text:p text:style-name="P66">字段名称:工作时间/频率 <text:span text:style-name="T10"><text:s/></text:span><text:span text:style-name="T9">标签类型:文本框 必填</text:span></text:p>
        </text:list-item>
        <text:list-item>
          <text:p text:style-name="P66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66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66">字段名称:输出结果 <text:span text:style-name="T10"><text:s/></text:span><text:span text:style-name="T9">标签类型:文本框 非必填</text:span></text:p>
        </text:list-item>
      </text:list>
      <text:p text:style-name="P18"><text:span text:style-name="T9"><text:tab/><text:tab/><text:tab/></text:span><text:span text:style-name="T7">功能名</text:span><text:span text:style-name="T13">3:</text:span><text:span text:style-name="T7">编辑 功能类型:编辑</text:span></text:p>
      <text:list xml:id="list5905875858286897709" text:style-name="L39">
        <text:list-item>
          <text:p text:style-name="P95"><text:span text:style-name="T35">字段名称:所属部门 </text:span><text:span text:style-name="T25"><text:s/>标签类型:单选下拉框 必填 </text:span></text:p>
        </text:list-item>
        <text:list-item>
          <text:p text:style-name="P67">字段名称:所属体系 <text:span text:style-name="T25"><text:s/>标签类型:单选下拉框 必填 </text:span></text:p>
        </text:list-item>
        <text:list-item>
          <text:p text:style-name="P67">字段名称:岗位<text:span text:style-name="T9"> <text:s/>标签类型:单选下拉框 必填 </text:span></text:p>
        </text:list-item>
        <text:list-item>
          <text:p text:style-name="P67">字段名称:角度 <text:span text:style-name="T10"><text:s/></text:span><text:span text:style-name="T9">标签类型:单选下拉框 必填</text:span></text:p>
        </text:list-item>
        <text:list-item>
          <text:p text:style-name="P67">字段名称:维度 <text:span text:style-name="T10"><text:s/></text:span><text:span text:style-name="T9">标签类型:单选下拉框 必填</text:span></text:p>
        </text:list-item>
        <text:list-item>
          <text:p text:style-name="P34"><text:span text:style-name="T9">字段名称:体现类别 </text:span><text:span text:style-name="T10"><text:s/></text:span><text:span text:style-name="T9">标签类型:单选下拉框 必填</text:span></text:p>
        </text:list-item>
        <text:list-item>
          <text:p text:style-name="P67">字段名称:操作类型 <text:span text:style-name="T10"><text:s/></text:span><text:span text:style-name="T9">标签类型:多选下拉框 必填</text:span></text:p>
        </text:list-item>
        <text:list-item>
          <text:p text:style-name="P67">字段名称:工作描述 <text:span text:style-name="T10"><text:s/></text:span><text:span text:style-name="T9">标签类型:文本框 必填</text:span></text:p>
        </text:list-item>
        <text:list-item>
          <text:p text:style-name="P67">字段名称:对应功能 <text:span text:style-name="T10"><text:s/></text:span><text:span text:style-name="T9">标签类型:多选下拉框 必填</text:span></text:p>
        </text:list-item>
        <text:list-item>
          <text:p text:style-name="P67">字段名称:工作时间/频率 <text:span text:style-name="T10"><text:s/></text:span><text:span text:style-name="T9">标签类型:文本框 必填</text:span></text:p>
        </text:list-item>
        <text:list-item>
          <text:p text:style-name="P67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67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67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19"><text:span text:style-name="T9"><text:tab/><text:tab/><text:tab/>功能名称</text:span><text:span text:style-name="T10">4</text:span><text:span text:style-name="T8">:删除 功能类型:编辑</text:span></text:p>
      <text:p text:style-name="P19"><text:span text:style-name="T8"><text:tab/><text:tab/><text:tab/><text:tab/></text:span><text:span text:style-name="T9">提示:是否确认删除该记录</text:span></text:p>
      <text:p text:style-name="P19"><text:span text:style-name="T9"><text:tab/><text:tab/><text:tab/>功能名称</text:span><text:span text:style-name="T14">5:我的岗位 功能类型:(和岗位里的查看说明一个效果)</text:span></text:p>
      <text:p text:style-name="P19"><text:span text:style-name="T9"><text:tab/><text:tab/>导航下拉条</text:span><text:span text:style-name="T14">13:岗位工作明细</text:span></text:p>
      <text:p text:style-name="P14"><text:tab/><text:tab/><text:tab/>功能名称1:列表 功能类型:网格</text:p>
      <text:list xml:id="list8480517013640746141" text:style-name="L40">
        <text:list-item>
          <text:p text:style-name="P78">字段名称:体系</text:p>
        </text:list-item>
        <text:list-item>
          <text:p text:style-name="P78">字段名称:项目组/部门</text:p>
        </text:list-item>
        <text:list-item>
          <text:p text:style-name="P79">字段名称:层级</text:p>
        </text:list-item>
        <text:list-item>
          <text:p text:style-name="P79">字段名称:资源池</text:p>
        </text:list-item>
        <text:list-item>
          <text:p text:style-name="P79">字段名称:模块</text:p>
        </text:list-item>
        <text:list-item>
          <text:p text:style-name="P79">字段名称:岗位</text:p>
        </text:list-item>
        <text:list-item>
          <text:p text:style-name="P79">字段名称:角度</text:p>
        </text:list-item>
        <text:list-item>
          <text:p text:style-name="P79">字段名称:维度</text:p>
        </text:list-item>
        <text:list-item>
          <text:p text:style-name="P79">字段名称:分类</text:p>
        </text:list-item>
        <text:list-item>
          <text:p text:style-name="P79">字段名称:体现类型</text:p>
        </text:list-item>
        <text:list-item>
          <text:p text:style-name="P79">字段名称:操作类型</text:p>
        </text:list-item>
        <text:list-item>
          <text:p text:style-name="P79">字段名称:汇报时间</text:p>
        </text:list-item>
        <text:list-item>
          <text:p text:style-name="P79">字段名称:汇报形式</text:p>
        </text:list-item>
        <text:list-item>
          <text:p text:style-name="P79">字段名称:汇报内容描述</text:p>
        </text:list-item>
        <text:list-item>
          <text:p text:style-name="P79">字段名称:公示内容</text:p>
        </text:list-item>
        <text:list-item>
          <text:p text:style-name="P79">字段名称:包含的附件</text:p>
        </text:list-item>
        <text:list-item>
          <text:p text:style-name="P79">字段名称:是否有模板</text:p>
        </text:list-item>
        <text:list-item>
          <text:p text:style-name="P79">字段名称:存储位置</text:p>
        </text:list-item>
        <text:list-item>
          <text:p text:style-name="P79">字段名称:经验总结</text:p>
        </text:list-item>
        <text:list-item>
          <text:p text:style-name="P79">字段名称:联系方式</text:p>
        </text:list-item>
      </text:list>
      <text:p text:style-name="P22"><text:span text:style-name="T14"><text:tab/><text:tab/><text:tab/>功能名称</text:span><text:span text:style-name="T15">2:添加 功能类型:编辑</text:span></text:p>
      <text:list xml:id="list7726532589635941807" text:style-name="L41">
        <text:list-item>
          <text:p text:style-name="P96"><text:span text:style-name="T14">字段名称:</text:span><text:span text:style-name="T16">岗位说明书</text:span><text:span text:style-name="T10"> </text:span><text:span text:style-name="T9">标签类型:单选下拉框 必填</text:span></text:p>
        </text:list-item>
        <text:list-item>
          <text:p text:style-name="P96"><text:soft-page-break/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97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7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7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7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7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7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97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97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7"><text:span text:style-name="T14">字段名称:联系方式</text:span><text:span text:style-name="T7"> </text:span><text:span text:style-name="T10"><text:s/></text:span><text:span text:style-name="T9">标签类型:文本框 必填</text:span></text:p>
        </text:list-item>
      </text:list>
      <text:p text:style-name="P22"><text:span text:style-name="T9"><text:tab/><text:tab/><text:tab/></text:span><text:span text:style-name="T14">功能名称</text:span><text:span text:style-name="T16">3:</text:span><text:span text:style-name="T15">编辑 功能类型:编辑</text:span></text:p>
      <text:list xml:id="list2810943782685608873" text:style-name="L42">
        <text:list-item>
          <text:p text:style-name="P99"><text:span text:style-name="T14">字段名称:</text:span><text:span text:style-name="T16">岗位</text:span><text:span text:style-name="T10"> </text:span><text:span text:style-name="T9">标签类型:单选下拉框 必填</text:span></text:p>
        </text:list-item>
        <text:list-item>
          <text:p text:style-name="P99"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98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8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8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8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8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8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98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98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98"><text:span text:style-name="T14">字段名称:联系方式</text:span><text:span text:style-name="T9"> </text:span><text:span text:style-name="T10"><text:s/></text:span><text:span text:style-name="T9">标签类型:文本框 必填</text:span></text:p>
        </text:list-item>
      </text:list>
      <text:p text:style-name="P23"><text:span text:style-name="T9"><text:tab/><text:tab/><text:tab/>功能名称</text:span><text:span text:style-name="T10">4</text:span><text:span text:style-name="T8">:删除 功能类型:编辑</text:span></text:p>
      <text:p text:style-name="P23"><text:span text:style-name="T8"><text:tab/><text:tab/><text:tab/><text:tab/></text:span><text:span text:style-name="T9">提示:是否确认删除该记录</text:span></text:p>
      <text:p text:style-name="P23"><text:span text:style-name="T9"><text:tab/><text:tab/>导航下拉条</text:span><text:span text:style-name="T18">14:人员构成</text:span></text:p>
      <text:p text:style-name="P15"><text:tab/><text:tab/><text:tab/>功能名称1:列表 功能类型:网格</text:p>
      <text:list xml:id="list1871031983225874854" text:style-name="L43">
        <text:list-item>
          <text:p text:style-name="P80">字段名称:员工编号</text:p>
        </text:list-item>
        <text:list-item>
          <text:p text:style-name="P80">字段名称:员工</text:p>
        </text:list-item>
        <text:list-item>
          <text:p text:style-name="P80">字段名称:体系</text:p>
        </text:list-item>
        <text:list-item>
          <text:p text:style-name="P81">字段名称:所属地区</text:p>
        </text:list-item>
        <text:list-item>
          <text:p text:style-name="P80">字段名称:项目组/部门</text:p>
        </text:list-item>
        <text:list-item>
          <text:p text:style-name="P80">字段名称:岗位</text:p>
        </text:list-item>
        <text:list-item>
          <text:p text:style-name="P80">字段名称:岗位层级</text:p>
        </text:list-item>
        <text:list-item>
          <text:p text:style-name="P80">字段名称:模块</text:p>
        </text:list-item>
        <text:list-item>
          <text:p text:style-name="P80">字段名称:岗位名称</text:p>
        </text:list-item>
        <text:list-item>
          <text:p text:style-name="P80">字段名称:岗位编号</text:p>
        </text:list-item>
        <text:list-item>
          <text:p text:style-name="P80">字段名称:状态</text:p>
        </text:list-item>
      </text:list>
      <text:p text:style-name="P15"><text:tab/><text:tab/><text:tab/>功能名称2:添加 功能类型:编辑</text:p>
      <text:list xml:id="list5693340966316169213" text:style-name="L44">
        <text:list-item>
          <text:p text:style-name="P100"><text:span text:style-name="T18">字段名称:体系 </text:span><text:span text:style-name="T9">标签类型:单选下拉框 必填 </text:span></text:p>
        </text:list-item>
        <text:list-item>
          <text:p text:style-name="P100"><text:span text:style-name="T18">字段名称:项目组/部门 </text:span><text:span text:style-name="T9">标签类型:单选下拉框 必填</text:span></text:p>
        </text:list-item>
        <text:list-item>
          <text:p text:style-name="P100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100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100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24"><text:span text:style-name="T18"><text:tab/><text:tab/><text:tab/>功能名称</text:span><text:span text:style-name="T19">3</text:span><text:span text:style-name="T18">:编辑 功能类型:编辑</text:span></text:p>
      <text:list xml:id="list5536460426082461995" text:style-name="L45">
        <text:list-item>
          <text:p text:style-name="P101"><text:span text:style-name="T18">字段名称:体系 </text:span><text:span text:style-name="T9">标签类型:单选下拉框 必填 </text:span></text:p>
        </text:list-item>
        <text:list-item>
          <text:p text:style-name="P101"><text:soft-page-break/><text:span text:style-name="T18">字段名称:项目组/部门 </text:span><text:span text:style-name="T9">标签类型:单选下拉框 必填</text:span></text:p>
        </text:list-item>
        <text:list-item>
          <text:p text:style-name="P101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101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101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24"><text:span text:style-name="T8"><text:tab/><text:tab/><text:tab/></text:span><text:span text:style-name="T9">功能名称</text:span><text:span text:style-name="T10">4</text:span><text:span text:style-name="T8">:删除 功能类型:编辑</text:span></text:p>
      <text:p text:style-name="P24"><text:span text:style-name="T28"><text:tab/><text:tab/><text:tab/><text:tab/></text:span><text:span text:style-name="T25">提示:是否确认删除该记录</text:span></text:p>
      <text:p text:style-name="P24"><text:span text:style-name="T25"><text:tab/><text:tab/><text:tab/>功能名称</text:span><text:span text:style-name="T29">5</text:span><text:span text:style-name="T28">:关闭使用 功能类型:编辑</text:span></text:p>
      <text:p text:style-name="P24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4"><text:span text:style-name="T53">组</text:span><text:span text:style-name="T52">织（人员）构成</text:span></text:p>
      <text:p text:style-name="P24"><text:span text:style-name="T8"/></text:p>
      <text:p text:style-name="P24"><text:span text:style-name="T8"/></text:p>
      <text:p text:style-name="P103"><text:span text:style-name="T8">修改：导航名修改：</text:span></text:p>
      <text:p text:style-name="P104"><text:span text:style-name="T8"><text:tab/><text:tab/>原来的‘用户职位’改为‘</text:span><text:bookmark-start text:name="__DdeLink__1910_321412044"/><text:span text:style-name="T45">组</text:span><text:span text:style-name="T42">织（人员）构成</text:span><text:bookmark-end text:name="__DdeLink__1910_321412044"/><text:span text:style-name="T8">’：</text:span></text:p>
      <text:p text:style-name="P104"><text:span text:style-name="T8"><text:tab/><text:tab/><text:tab/>列表:</text:span></text:p>
      <text:p text:style-name="P104"><text:span text:style-name="T8"><text:tab/><text:tab/><text:tab/><text:tab/>字段：</text:span><text:span text:style-name="T54">员工名称</text:span></text:p>
      <text:p text:style-name="P104"><text:span text:style-name="T54"><text:tab/><text:tab/><text:tab/><text:tab/></text:span><text:bookmark-start text:name="__DdeLink__1868_321412044"/><text:span text:style-name="T54">字段：员工编号</text:span><text:bookmark-end text:name="__DdeLink__1868_321412044"/></text:p>
      <text:p text:style-name="P105"><text:span text:style-name="T54"><text:tab/><text:tab/><text:tab/><text:tab/></text:span><text:bookmark-start text:name="__DdeLink__1871_321412044"/><text:span text:style-name="T54">字段：体系编号</text:span><text:bookmark-end text:name="__DdeLink__1871_321412044"/></text:p>
      <text:p text:style-name="P105"><text:span text:style-name="T54"><text:tab/><text:tab/><text:tab/><text:tab/></text:span><text:bookmark-start text:name="__DdeLink__1873_321412044"/><text:span text:style-name="T54">字段：体系</text:span><text:bookmark-end text:name="__DdeLink__1873_321412044"/></text:p>
      <text:p text:style-name="P105"><text:span text:style-name="T54"><text:tab/><text:tab/><text:tab/><text:tab/></text:span><text:bookmark-start text:name="__DdeLink__1876_321412044"/><text:span text:style-name="T54">字段：所属地区</text:span><text:bookmark-end text:name="__DdeLink__1876_321412044"/></text:p>
      <text:p text:style-name="P105"><text:span text:style-name="T54"><text:tab/><text:tab/><text:tab/><text:tab/></text:span><text:bookmark-start text:name="__DdeLink__1879_321412044"/><text:span text:style-name="T54">字段：部门编号</text:span><text:bookmark-end text:name="__DdeLink__1879_321412044"/></text:p>
      <text:p text:style-name="P105"><text:span text:style-name="T54"><text:tab/><text:tab/><text:tab/><text:tab/>字段：项目组</text:span><text:span text:style-name="T59">/</text:span><text:span text:style-name="T54">部门</text:span></text:p>
      <text:p text:style-name="P105"><text:span text:style-name="T54"><text:tab/><text:tab/><text:tab/><text:tab/></text:span><text:bookmark-start text:name="__DdeLink__1886_321412044"/><text:span text:style-name="T54">字段：轮岗层级</text:span><text:bookmark-end text:name="__DdeLink__1886_321412044"/></text:p>
      <text:p text:style-name="P105"><text:span text:style-name="T54"><text:tab/><text:tab/><text:tab/><text:tab/></text:span><text:bookmark-start text:name="__DdeLink__1889_321412044"/><text:span text:style-name="T54">字段：岗位层级</text:span><text:bookmark-end text:name="__DdeLink__1889_321412044"/></text:p>
      <text:p text:style-name="P105"><text:span text:style-name="T54"><text:tab/><text:tab/><text:tab/><text:tab/></text:span><text:bookmark-start text:name="__DdeLink__1892_321412044"/><text:span text:style-name="T54">字段：模块</text:span><text:bookmark-end text:name="__DdeLink__1892_321412044"/></text:p>
      <text:p text:style-name="P105"><text:span text:style-name="T54"><text:tab/><text:tab/><text:tab/><text:tab/>字段：岗位名称</text:span></text:p>
      <text:p text:style-name="P105"><text:span text:style-name="T54"><text:tab/><text:tab/><text:tab/><text:tab/></text:span><text:bookmark-start text:name="__DdeLink__1898_321412044"/><text:span text:style-name="T54">字段：岗位编号</text:span><text:bookmark-end text:name="__DdeLink__1898_321412044"/></text:p>
      <text:p text:style-name="P105"><text:span text:style-name="T54"><text:tab/><text:tab/><text:tab/><text:tab/></text:span><text:bookmark-start text:name="__DdeLink__1901_321412044"/><text:span text:style-name="T54">字段：担任状态</text:span><text:bookmark-end text:name="__DdeLink__1901_321412044"/></text:p>
      <text:p text:style-name="P105"><text:span text:style-name="T54"><text:tab/><text:tab/><text:tab/><text:tab/></text:span><text:bookmark-start text:name="__DdeLink__1904_321412044"/><text:span text:style-name="T54">字段：是否为代理岗位</text:span><text:bookmark-end text:name="__DdeLink__1904_321412044"/></text:p>
      <text:p text:style-name="P105"><text:span text:style-name="T54"><text:tab/><text:tab/><text:tab/><text:tab/>字段：代理类型</text:span></text:p>
      <text:p text:style-name="P105"><text:span text:style-name="T54"/></text:p>
      <text:p text:style-name="P105"><text:span text:style-name="T54"><text:tab/><text:tab/><text:tab/>添加，编辑：</text:span></text:p>
      <text:p text:style-name="P105"><text:span text:style-name="T54"><text:tab/><text:tab/><text:tab/><text:tab/>字段：姓名 <text:s text:c="4"/>（传userid） <text:s text:c="2"/>下拉框，必填</text:span></text:p>
      <text:p text:style-name="P105"><text:span text:style-name="T54"><text:tab/><text:tab/><text:tab/><text:tab/>字段：人员状态 <text:s text:c="3"/>下拉框（枚举，看api），必填</text:span></text:p>
      <text:p text:style-name="P105"><text:span text:style-name="T54"><text:tab/><text:tab/><text:tab/><text:tab/></text:span><text:span text:style-name="T75">以下字段为一组一组地添加</text:span><text:span text:style-name="T76">：（可添加一组，可减去一组）</text:span></text:p>
      <text:p text:style-name="P105"><text:span text:style-name="T54"><text:tab/><text:tab/><text:tab/><text:tab/>字段：轮岗层级 <text:s text:c="5"/>文本框，必填</text:span></text:p>
      <text:p text:style-name="P105"><text:span text:style-name="T54"><text:tab/><text:tab/><text:tab/><text:tab/>字段：担任状态 <text:s/>下拉框（主职，兼任） 必填</text:span></text:p>
      <text:p text:style-name="P105"><text:span text:style-name="T54"><text:tab/><text:tab/><text:tab/><text:tab/>字段：是否为代理岗位 <text:s text:c="3"/>下拉，必填</text:span></text:p>
      <text:p text:style-name="P105"><text:span text:style-name="T54"><text:tab/><text:tab/><text:tab/><text:tab/></text:span><text:bookmark-start text:name="__DdeLink__1907_321412044"/><text:span text:style-name="T54">字段：代理类型 </text:span><text:bookmark-end text:name="__DdeLink__1907_321412044"/><text:span text:style-name="T54"><text:s text:c="4"/>下拉（枚举） <text:s/>（注意：该字段选了</text:span><text:span text:style-name="T71">‘是’</text:span><text:span text:style-name="T54">才显示，且必填，选了</text:span><text:span text:style-name="T71">否</text:span><text:span text:style-name="T51">不显示，且不用填</text:span><text:span text:style-name="T54">） </text:span></text:p>
      <text:p text:style-name="P105"><text:span text:style-name="T54"><text:tab/><text:tab/><text:tab/><text:tab/> 字段：职位 <text:s/>（传职位id） <text:s text:c="2"/>下拉，必填 <text:s text:c="2"/></text:span><text:span text:style-name="T82">positiondetailuser/v1/departPositions <text:s text:c="2"/>注意样式</text:span><text:span text:style-name="T83">：</text:span><text:span text:style-name="T49">参</text:span><text:span text:style-name="T42">照 招标信息</text:span><text:span text:style-name="T50">-</text:span><text:span text:style-name="T42">业务方向科目</text:span><text:span text:style-name="T50">,</text:span><text:span text:style-name="T42">按部门</text:span><text:span text:style-name="T50">-</text:span><text:span text:style-name="T42">岗位显示选项</text:span></text:p>
      <text:p text:style-name="P105"><text:span text:style-name="T83"/></text:p>
      <text:p text:style-name="P105"><text:span text:style-name="T61"/></text:p>
      <text:p text:style-name="P105"><text:span text:style-name="T54"/></text:p>
      <text:p text:style-name="P105"><text:span text:style-name="T54"/></text:p>
      <text:p text:style-name="P105"><text:span text:style-name="T54"/></text:p>
      <text:p text:style-name="P105"><text:span text:style-name="T54"><text:tab/>加导航功能：</text:span></text:p>
      <text:p text:style-name="P106"><text:span text:style-name="T54"><text:tab/><text:tab/> </text:span><text:span text:style-name="T46">组织（人员）构成邮件发送：</text:span></text:p>
      <text:p text:style-name="P106"><text:soft-page-break/><text:span text:style-name="T46"><text:tab/><text:tab/><text:tab/>列表：</text:span></text:p>
      <text:p text:style-name="P106"><text:span text:style-name="T46"><text:tab/><text:tab/><text:tab/><text:tab/></text:span><text:bookmark-start text:name="__DdeLink__1913_321412044"/><text:span text:style-name="T46">字段：</text:span><text:span text:style-name="T62">项目组</text:span><text:span text:style-name="T67">/</text:span><text:span text:style-name="T62">部门</text:span><text:bookmark-end text:name="__DdeLink__1913_321412044"/></text:p>
      <text:p text:style-name="P106"><text:span text:style-name="T46"><text:tab/><text:tab/><text:tab/><text:tab/></text:span><text:bookmark-start text:name="__DdeLink__1916_321412044"/><text:span text:style-name="T46">字段：</text:span><text:span text:style-name="T62">是否发送至本项目组所有人</text:span><text:bookmark-end text:name="__DdeLink__1916_321412044"/></text:p>
      <text:p text:style-name="P106"><text:span text:style-name="T62"><text:tab/><text:tab/><text:tab/><text:tab/></text:span><text:bookmark-start text:name="__DdeLink__1919_321412044"/><text:span text:style-name="T46">字段：</text:span><text:span text:style-name="T62">间隔类型</text:span><text:bookmark-end text:name="__DdeLink__1919_321412044"/></text:p>
      <text:p text:style-name="P106"><text:span text:style-name="T62"><text:tab/><text:tab/><text:tab/><text:tab/></text:span><text:bookmark-start text:name="__DdeLink__1922_321412044"/><text:span text:style-name="T46">字段：</text:span><text:span text:style-name="T62">间隔时长</text:span><text:bookmark-end text:name="__DdeLink__1922_321412044"/></text:p>
      <text:p text:style-name="P106"><text:span text:style-name="T62"><text:tab/><text:tab/><text:tab/><text:tab/></text:span><text:bookmark-start text:name="__DdeLink__1925_321412044"/><text:span text:style-name="T46">字段：</text:span><text:span text:style-name="T62">发送时间</text:span><text:bookmark-end text:name="__DdeLink__1925_321412044"/></text:p>
      <text:p text:style-name="P106"><text:span text:style-name="T62"><text:tab/><text:tab/><text:tab/><text:tab/></text:span><text:bookmark-start text:name="__DdeLink__1928_321412044"/><text:span text:style-name="T46">字段：</text:span><text:span text:style-name="T62">发送对象</text:span><text:bookmark-end text:name="__DdeLink__1928_321412044"/></text:p>
      <text:p text:style-name="P106"><text:span text:style-name="T62"><text:tab/><text:tab/><text:tab/><text:tab/></text:span><text:span text:style-name="T46">字段：</text:span><text:span text:style-name="T62">上次发送时间</text:span></text:p>
      <text:p text:style-name="P106"><text:span text:style-name="T62"/></text:p>
      <text:p text:style-name="P106"><text:span text:style-name="T62"><text:tab/><text:tab/>添加，编辑：</text:span></text:p>
      <text:p text:style-name="P106"><text:span text:style-name="T62"><text:tab/><text:tab/><text:tab/></text:span><text:bookmark-start text:name="__DdeLink__1931_321412044"/><text:span text:style-name="T62">字段：项目组</text:span><text:span text:style-name="T68">/</text:span><text:span text:style-name="T62">部门 <text:s text:c="3"/>下拉（多选），必填</text:span><text:bookmark-end text:name="__DdeLink__1931_321412044"/><text:span text:style-name="T62"> <text:s text:c="3"/></text:span><text:bookmark-start text:name="__DdeLink__2079_321412044"/><text:span text:style-name="T65">email/v1/depart</text:span><text:bookmark-end text:name="__DdeLink__2079_321412044"/></text:p>
      <text:p text:style-name="P106"><text:span text:style-name="T62"><text:tab/><text:tab/><text:tab/></text:span><text:bookmark-start text:name="__DdeLink__1934_321412044"/><text:span text:style-name="T62">字段：是否发送至本项目组所有人 <text:s text:c="2"/>下拉，必填</text:span><text:bookmark-end text:name="__DdeLink__1934_321412044"/></text:p>
      <text:p text:style-name="P106"><text:span text:style-name="T62"><text:tab/><text:tab/><text:tab/></text:span><text:bookmark-start text:name="__DdeLink__1937_321412044"/><text:span text:style-name="T62">字段：间隔类型 <text:s text:c="2"/>下拉（枚举），必填</text:span><text:bookmark-end text:name="__DdeLink__1937_321412044"/></text:p>
      <text:p text:style-name="P106"><text:span text:style-name="T62"><text:tab/><text:tab/><text:tab/></text:span><text:bookmark-start text:name="__DdeLink__1940_321412044"/><text:span text:style-name="T62">字段：间隔时长 <text:s/>数字框，必填</text:span><text:bookmark-end text:name="__DdeLink__1940_321412044"/></text:p>
      <text:p text:style-name="P106"><text:span text:style-name="T54"><text:tab/><text:tab/><text:tab/></text:span><text:bookmark-start text:name="__DdeLink__1943_321412044"/><text:span text:style-name="T62">字段：发送时间 <text:s/>时间框（具体到年月日，是分秒），必填</text:span><text:bookmark-end text:name="__DdeLink__1943_321412044"/></text:p>
      <text:p text:style-name="P111"><text:span text:style-name="T54"><text:tab/><text:tab/><text:tab/></text:span><text:span text:style-name="T62">字段：公邮 <text:s text:c="3"/>下拉框，多选，非必填 <text:s text:c="5"/></text:span><text:span text:style-name="T66">email/</text:span><text:span text:style-name="T65">v1/findThaw</text:span></text:p>
      <text:p text:style-name="P106"><text:span text:style-name="T62"><text:tab/><text:tab/><text:tab/>字段</text:span><text:span text:style-name="T63">：发送对象 <text:s text:c="2"/>下拉框，多选，非必填 <text:s text:c="2"/></text:span></text:p>
      <text:p text:style-name="P106"><text:span text:style-name="T63"><text:tab/><text:tab/><text:tab/><text:tab/></text:span><text:bookmark-start text:name="__DdeLink__2073_321412044"/><text:span text:style-name="T66">email/</text:span><text:bookmark-end text:name="__DdeLink__2073_321412044"/><text:span text:style-name="T66">v1/emails</text:span></text:p>
      <text:p text:style-name="P106"><text:span text:style-name="T63"><text:tab/><text:tab/><text:tab/><text:tab/>以上两个字段：（实际传的参数是发送对象） </text:span></text:p>
      <text:p text:style-name="P106"><text:span text:style-name="T63"><text:tab/><text:tab/><text:tab/><text:tab/></text:span></text:p>
      <text:p text:style-name="P106"><text:span text:style-name="T63"><text:tab/><text:tab/>删除</text:span></text:p>
      <text:p text:style-name="P105"><text:span text:style-name="T54"><text:tab/><text:tab/><text:tab/></text:span></text:p>
      <text:p text:style-name="P105"><text:span text:style-name="T54"/></text:p>
      <text:p text:style-name="P105"><text:span text:style-name="T54">修改岗位导航</text:span><text:span text:style-name="T55">：</text:span></text:p>
      <text:p text:style-name="P105"><text:span text:style-name="T55"><text:tab/><text:tab/>列表：</text:span><text:span text:style-name="T56">（此列表不分页）</text:span></text:p>
      <text:p text:style-name="P105"><text:span text:style-name="T55"><text:tab/><text:tab/><text:tab/></text:span><text:bookmark-start text:name="__DdeLink__1946_321412044"/><text:span text:style-name="T55">字段：体系编号</text:span><text:bookmark-end text:name="__DdeLink__1946_321412044"/></text:p>
      <text:p text:style-name="P107"><text:span text:style-name="T55"><text:tab/><text:tab/><text:tab/></text:span><text:bookmark-start text:name="__DdeLink__1949_321412044"/><text:span text:style-name="T55">字段：体系</text:span><text:bookmark-end text:name="__DdeLink__1949_321412044"/></text:p>
      <text:p text:style-name="P107"><text:span text:style-name="T55"><text:tab/><text:tab/><text:tab/></text:span><text:bookmark-start text:name="__DdeLink__1952_321412044"/><text:span text:style-name="T55">字段：部门编号</text:span><text:bookmark-end text:name="__DdeLink__1952_321412044"/></text:p>
      <text:p text:style-name="P107"><text:span text:style-name="T55"><text:tab/><text:tab/><text:tab/></text:span><text:bookmark-start text:name="__DdeLink__1955_321412044"/><text:span text:style-name="T55">字段：项目组</text:span><text:span text:style-name="T60">/</text:span><text:span text:style-name="T55">部门</text:span><text:bookmark-end text:name="__DdeLink__1955_321412044"/></text:p>
      <text:p text:style-name="P107"><text:span text:style-name="T55"><text:tab/><text:tab/><text:tab/></text:span><text:bookmark-start text:name="__DdeLink__1957_321412044"/><text:span text:style-name="T55">字段：所属地区</text:span><text:bookmark-end text:name="__DdeLink__1957_321412044"/></text:p>
      <text:p text:style-name="P107"><text:span text:style-name="T55"><text:tab/><text:tab/><text:tab/></text:span><text:bookmark-start text:name="__DdeLink__1960_321412044"/><text:span text:style-name="T55">字段：岗位层级</text:span><text:bookmark-end text:name="__DdeLink__1960_321412044"/></text:p>
      <text:p text:style-name="P107"><text:span text:style-name="T55"><text:tab/><text:tab/><text:tab/></text:span><text:bookmark-start text:name="__DdeLink__1963_321412044"/><text:span text:style-name="T55">字段：资源池</text:span><text:bookmark-end text:name="__DdeLink__1963_321412044"/></text:p>
      <text:p text:style-name="P107"><text:span text:style-name="T55"><text:tab/><text:tab/><text:tab/></text:span><text:bookmark-start text:name="__DdeLink__1966_321412044"/><text:span text:style-name="T55">字段：岗位名称</text:span><text:bookmark-end text:name="__DdeLink__1966_321412044"/></text:p>
      <text:p text:style-name="P107"><text:span text:style-name="T55"><text:tab/><text:tab/><text:tab/>字段：岗位编号</text:span></text:p>
      <text:p text:style-name="P107"><text:span text:style-name="T55"><text:tab/><text:tab/><text:tab/>字段：人员编制数</text:span></text:p>
      <text:p text:style-name="P107"><text:span text:style-name="T55"><text:tab/><text:tab/><text:tab/></text:span><text:bookmark-start text:name="__DdeLink__1973_321412044"/><text:span text:style-name="T55">字段：当前人数</text:span><text:bookmark-end text:name="__DdeLink__1973_321412044"/></text:p>
      <text:p text:style-name="P107"><text:span text:style-name="T55"><text:tab/><text:tab/><text:tab/></text:span><text:bookmark-start text:name="__DdeLink__1976_321412044"/><text:span text:style-name="T55">字段：主职状态人员</text:span><text:bookmark-end text:name="__DdeLink__1976_321412044"/></text:p>
      <text:p text:style-name="P107"><text:span text:style-name="T55"><text:tab/><text:tab/><text:tab/>字段：兼任状态人员</text:span></text:p>
      <text:p text:style-name="P107"><text:span text:style-name="T55"><text:tab/><text:tab/><text:tab/>字段：代理岗位人员</text:span></text:p>
      <text:p text:style-name="P107"><text:span text:style-name="T55"><text:tab/><text:tab/><text:tab/></text:span><text:bookmark-start text:name="__DdeLink__1983_321412044"/><text:span text:style-name="T55">字段：是否有岗位说明书</text:span><text:bookmark-end text:name="__DdeLink__1983_321412044"/></text:p>
      <text:p text:style-name="P107"><text:span text:style-name="T55"><text:tab/><text:tab/><text:tab/>字段：状态</text:span></text:p>
      <text:p text:style-name="P107"><text:span text:style-name="T55"><text:tab/><text:tab/></text:span></text:p>
      <text:p text:style-name="P107"><text:span text:style-name="T55"><text:tab/><text:tab/>添加，编辑：</text:span></text:p>
      <text:p text:style-name="P107"><text:span text:style-name="T55"><text:tab/><text:tab/><text:tab/>以前的字段保留，加上：</text:span></text:p>
      <text:p text:style-name="P107"><text:span text:style-name="T55"><text:tab/><text:tab/><text:tab/><text:tab/>字段：是否有岗位说明书 <text:s text:c="2"/>下拉，必填</text:span></text:p>
      <text:p text:style-name="P109"><text:span text:style-name="T55"><text:tab/><text:tab/><text:tab/><text:tab/>将</text:span><text:span text:style-name="T57">‘</text:span><text:span text:style-name="T74">模块</text:span><text:span text:style-name="T57">’字段改为非必填</text:span></text:p>
      <text:p text:style-name="P107"><text:span text:style-name="T55"><text:tab/><text:tab/><text:tab/><text:tab/>注意：</text:span><text:bookmark-start text:name="__DdeLink__2003_321412044"/><text:span text:style-name="T55">将‘</text:span><text:span text:style-name="T72">编号’字段移到最后</text:span><text:bookmark-end text:name="__DdeLink__2003_321412044"/></text:p>
      <text:p text:style-name="P108"><text:span text:style-name="T72"><text:tab/><text:tab/><text:tab/><text:tab/></text:span><text:bookmark-start text:name="__DdeLink__2006_321412044"/><text:span text:style-name="T72">加上一个必读框</text:span><text:span text:style-name="T73">：真实编号 <text:s text:c="5"/></text:span><text:span text:style-name="T81">positionDetail/v1/number</text:span></text:p>
      <text:p text:style-name="P108"><text:span text:style-name="T81"><text:tab/><text:tab/><text:tab/><text:tab/><text:tab/>编号字段失去焦点后调用</text:span><text:bookmark-end text:name="__DdeLink__2006_321412044"/></text:p>
      <text:p text:style-name="P107"><text:soft-page-break/><text:span text:style-name="T73"/></text:p>
      <text:p text:style-name="P107"><text:span text:style-name="T72"/></text:p>
      <text:p text:style-name="P107"><text:span text:style-name="T72">修改部门导航</text:span><text:span text:style-name="T73">：</text:span></text:p>
      <text:p text:style-name="P107"><text:span text:style-name="T73"><text:tab/>列表和</text:span><text:bookmark-start text:name="__DdeLink__2000_321412044"/><text:span text:style-name="T73">添加，编辑</text:span><text:bookmark-end text:name="__DdeLink__2000_321412044"/><text:span text:style-name="T73">都加上字段：</text:span></text:p>
      <text:p text:style-name="P112"><text:span text:style-name="T73"><text:tab/><text:tab/></text:span><text:span text:style-name="T47">内</text:span><text:span text:style-name="T42">部项目名称 <text:s text:c="3"/>下拉</text:span><text:span text:style-name="T43">（多选）</text:span><text:span text:style-name="T44">，可编辑</text:span><text:span text:style-name="T43"> <text:s/>必填 <text:s text:c="16"/></text:span><text:span text:style-name="T79">departmentDetail/</text:span><text:span text:style-name="T48">v1/allInnerProjects</text:span></text:p>
      <text:p text:style-name="P107"><text:span text:style-name="T43"/></text:p>
      <text:p text:style-name="P107"><text:span text:style-name="T43"/></text:p>
      <text:p text:style-name="P108"><text:span text:style-name="T43"><text:tab/>注意</text:span><text:span text:style-name="T77">添加，编辑时，</text:span><text:span text:style-name="T64">将‘</text:span><text:span text:style-name="T78">编号’字段移到最后</text:span></text:p>
      <text:p text:style-name="P108"><text:span text:style-name="T72">加上一个必读框</text:span><text:span text:style-name="T73">：真实编号 <text:s text:c="5"/></text:span><text:bookmark-start text:name="__DdeLink__2076_321412044"/><text:span text:style-name="T81">departmentDetail</text:span><text:bookmark-end text:name="__DdeLink__2076_321412044"/><text:span text:style-name="T81">/v1/number</text:span></text:p>
      <text:p text:style-name="P108"><text:span text:style-name="T79"><text:tab/><text:tab/><text:tab/><text:tab/><text:tab/>编号字段失去焦点后调用</text:span></text:p>
      <text:p text:style-name="P108"><text:span text:style-name="T79"/></text:p>
      <text:p text:style-name="P108"><text:span text:style-name="T79"/></text:p>
      <text:p text:style-name="P108"><text:span text:style-name="T79">修改模块设置表</text:span><text:span text:style-name="T80">：</text:span></text:p>
      <text:p text:style-name="P108"><text:span text:style-name="T80"><text:tab/><text:tab/>列表：</text:span></text:p>
      <text:p text:style-name="P108"><text:span text:style-name="T80"><text:tab/><text:tab/><text:tab/>字段：模块</text:span></text:p>
      <text:p text:style-name="P108"><text:span text:style-name="T80"><text:tab/><text:tab/><text:tab/></text:span><text:bookmark-start text:name="__DdeLink__2009_321412044"/><text:span text:style-name="T80">字段：</text:span><text:span text:style-name="T70">项目组</text:span><text:span text:style-name="T69">/</text:span><text:span text:style-name="T70">部门</text:span><text:bookmark-end text:name="__DdeLink__2009_321412044"/></text:p>
      <text:p text:style-name="P110"><text:span text:style-name="T80"><text:tab/><text:tab/><text:tab/></text:span><text:bookmark-start text:name="__DdeLink__2012_321412044"/><text:span text:style-name="T80">字段：</text:span><text:span text:style-name="T70">是否为职能模块</text:span><text:bookmark-end text:name="__DdeLink__2012_321412044"/></text:p>
      <text:p text:style-name="P110"><text:span text:style-name="T70"><text:tab/><text:tab/><text:tab/></text:span><text:span text:style-name="T80">字段：</text:span><text:span text:style-name="T70">状态</text:span></text:p>
      <text:p text:style-name="P110"><text:span text:style-name="T70"/></text:p>
      <text:p text:style-name="P110"><text:span text:style-name="T70"/></text:p>
      <text:p text:style-name="P110"><text:span text:style-name="T70"><text:tab/><text:tab/>添加，编辑：</text:span></text:p>
      <text:p text:style-name="P110"><text:span text:style-name="T70"><text:tab/><text:tab/><text:tab/></text:span><text:bookmark-start text:name="__DdeLink__2015_321412044"/><text:span text:style-name="T70">字段：模块 <text:s text:c="2"/>文本框，必填</text:span><text:bookmark-end text:name="__DdeLink__2015_321412044"/></text:p>
      <text:p text:style-name="P113"><text:span text:style-name="T70"><text:tab/><text:tab/><text:tab/></text:span><text:bookmark-start text:name="__DdeLink__2018_321412044"/><text:span text:style-name="T70">字段：项目组</text:span><text:span text:style-name="T69">/</text:span><text:span text:style-name="T70">部门 <text:s text:c="2"/>下拉框，必填</text:span><text:bookmark-end text:name="__DdeLink__2018_321412044"/><text:span text:style-name="T70"> <text:s text:c="4"/></text:span><text:span text:style-name="T65">email/v1/depart</text:span></text:p>
      <text:p text:style-name="P110"><text:span text:style-name="T70"><text:tab/><text:tab/><text:tab/>字段：是否为职能模块 <text:s text:c="2"/>下拉框，必填</text:span></text:p>
      <text:p text:style-name="P107"><text:span text:style-name="T73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7"><text:span text:style-name="T55"/></text:p>
      <text:p text:style-name="P105"><text:span text:style-name="T54"/></text:p>
      <text:p text:style-name="P105"><text:span text:style-name="T54"/></text:p>
      <text:p text:style-name="P105"><text:span text:style-name="T54"/></text:p>
      <text:p text:style-name="P105"><text:span text:style-name="T54"/></text:p>
      <text:p text:style-name="P105"><text:span text:style-name="T54"/></text:p>
      <text:p text:style-name="P105"><text:span text:style-name="T54"/></text:p>
      <text:p text:style-name="P105"><text:span text:style-name="T54"/></text:p>
      <text:p text:style-name="P104"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Regular1" svg:font-family="'思源黑体 CN Regular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1:13:16.231605863</meta:creation-date>
    <dc:date>2017-09-08T11:02:50.723932574</dc:date>
    <meta:editing-duration>PT16H57M</meta:editing-duration>
    <meta:editing-cycles>21</meta:editing-cycles>
    <meta:generator>LibreOffice/5.1.6.2.0$Linux_X86_64 LibreOffice_project/10$Build-2</meta:generator>
    <meta:document-statistic meta:table-count="0" meta:image-count="0" meta:object-count="0" meta:page-count="11" meta:paragraph-count="467" meta:word-count="6652" meta:character-count="8492" meta:non-whitespace-character-count="7253"/>
  </office:meta>
</office:document-meta>
</file>